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246.25pt"/>
    </style:style>
    <style:style style:name="co4" style:family="table-column">
      <style:table-column-properties fo:break-before="auto" style:column-width="121.15pt"/>
    </style:style>
    <style:style style:name="co5" style:family="table-column">
      <style:table-column-properties fo:break-before="auto" style:column-width="120.39pt"/>
    </style:style>
    <style:style style:name="co6" style:family="table-column">
      <style:table-column-properties fo:break-before="auto" style:column-width="118.86pt"/>
    </style:style>
    <style:style style:name="co7" style:family="table-column">
      <style:table-column-properties fo:break-before="auto" style:column-width="76.39pt"/>
    </style:style>
    <style:style style:name="co8" style:family="table-column">
      <style:table-column-properties fo:break-before="auto" style:column-width="269.4pt"/>
    </style:style>
    <style:style style:name="co9" style:family="table-column">
      <style:table-column-properties fo:break-before="auto" style:column-width="127.36pt"/>
    </style:style>
    <style:style style:name="co10" style:family="table-column">
      <style:table-column-properties fo:break-before="auto" style:column-width="47.31pt"/>
    </style:style>
    <style:style style:name="co11" style:family="table-column">
      <style:table-column-properties fo:break-before="auto" style:column-width="35.74pt"/>
    </style:style>
    <style:style style:name="co12" style:family="table-column">
      <style:table-column-properties fo:break-before="auto" style:column-width="38.81pt"/>
    </style:style>
    <style:style style:name="co13" style:family="table-column">
      <style:table-column-properties fo:break-before="auto" style:column-width="63.5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1.81pt"/>
    </style:style>
    <style:style style:name="co17" style:family="table-column">
      <style:table-column-properties fo:break-before="auto" style:column-width="47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shrink-to-fit="true"/>
    </style:style>
    <style:style style:name="ce6" style:family="table-cell" style:parent-style-name="Default">
      <style:table-cell-properties fo:background-color="#f04e4d"/>
    </style:style>
  </office:automatic-styles>
  <office:body>
    <office:spreadsheet>
      <table:calculation-settings table:automatic-find-labels="false" table:use-regular-expressions="false" table:use-wildcards="true"/>
      <table:table table:name="automatica_task_environments_clustered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6"/>
        <table:table-column table:style-name="co8" table:default-cell-style-name="ce3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6" table:default-cell-style-name="ce3"/>
        <table:table-column table:style-name="co17" table:default-cell-style-name="ce3"/>
        <table:table-column table:style-name="co15" table:number-columns-repeated="1000" table:default-cell-style-name="ce3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sequence_original</text:p>
          </table:table-cell>
          <table:table-cell table:style-name="Default" office:value-type="string" calcext:value-type="string">
            <text:p>objects_original</text:p>
          </table:table-cell>
          <table:table-cell table:style-name="Default" office:value-type="string" calcext:value-type="string">
            <text:p>sequence_no_duplicates</text:p>
          </table:table-cell>
          <table:table-cell table:style-name="Default" office:value-type="string" calcext:value-type="string">
            <text:p>objects_no_duplicates</text:p>
          </table:table-cell>
          <table:table-cell table:style-name="Default" office:value-type="string" calcext:value-type="string">
            <text:p>target_clustered_multiple_items</text:p>
          </table:table-cell>
          <table:table-cell table:style-name="Default" office:value-type="string" calcext:value-type="string">
            <text:p>sequence_clustered_silverware</text:p>
          </table:table-cell>
          <table:table-cell table:style-name="ce2" office:value-type="string" calcext:value-type="string">
            <text:p>objects_clustered_silverware</text:p>
          </table:table-cell>
          <table:table-cell table:style-name="Default" office:value-type="string" calcext:value-type="string">
            <text:p>sequence_clustered_drawers</text:p>
          </table:table-cell>
          <table:table-cell table:style-name="ce2" office:value-type="string" calcext:value-type="string">
            <text:p>objects_clustered_drawers</text:p>
          </table:table-cell>
          <table:table-cell table:style-name="ce2" office:value-type="string" calcext:value-type="string">
            <text:p>coordinates_original</text:p>
          </table:table-cell>
          <table:table-cell table:style-name="Default" office:value-type="string" calcext:value-type="string">
            <text:p>coordinates_clustered_silverware</text:p>
          </table:table-cell>
          <table:table-cell table:style-name="Default" office:value-type="string" calcext:value-type="string">
            <text:p>coordinates_clustered_drawers</text:p>
          </table:table-cell>
          <table:table-cell office:value-type="string" calcext:value-type="string">
            <text:p>start_coordinates</text:p>
          </table:table-cell>
          <table:table-cell table:style-name="Default" office:value-type="string" calcext:value-type="string">
            <text:p>strong_k</text:p>
          </table:table-cell>
          <table:table-cell table:style-name="Default" office:value-type="string" calcext:value-type="string">
            <text:p>mid_k</text:p>
          </table:table-cell>
          <table:table-cell table:style-name="Default" office:value-type="string" calcext:value-type="string">
            <text:p>food_k</text:p>
          </table:table-cell>
          <table:table-cell table:style-name="Default" office:value-type="string" calcext:value-type="string">
            <text:p>containment</text:p>
          </table:table-cell>
          <table:table-cell office:value-type="string" calcext:value-type="string">
            <text:p>error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error_clustered_silverware</text:p>
          </table:table-cell>
          <table:table-cell table:style-name="Default" office:value-type="string" calcext:value-type="string">
            <text:p>length_clustered_silverware</text:p>
          </table:table-cell>
          <table:table-cell table:style-name="Default" office:value-type="string" calcext:value-type="string">
            <text:p>error_clustered_drawers</text:p>
          </table:table-cell>
          <table:table-cell table:style-name="Default" office:value-type="string" calcext:value-type="string">
            <text:p>length_clustered_drawers</text:p>
          </table:table-cell>
          <table:table-cell table:style-name="Default"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ocgkr</text:p>
          </table:table-cell>
          <table:table-cell office:value-type="string" calcext:value-type="string">
            <text:p>p,o,c,g,k,r</text:p>
          </table:table-cell>
          <table:table-cell table:number-columns-repeated="2" office:value-type="string" calcext:value-type="string">
            <text:p>pocgkr</text:p>
          </table:table-cell>
          <table:table-cell table:number-columns-repeated="2" office:value-type="string" calcext:value-type="string">
            <text:p>pocgz</text:p>
          </table:table-cell>
          <table:table-cell office:value-type="string" calcext:value-type="string">
            <text:p>p,o,c,g,z</text:p>
          </table:table-cell>
          <table:table-cell office:value-type="string" calcext:value-type="string">
            <text:p>pocgba</text:p>
          </table:table-cell>
          <table:table-cell office:value-type="string" calcext:value-type="string">
            <text:p>p,o,c,g,b,a</text:p>
          </table:table-cell>
          <table:table-cell table:number-columns-repeated="2"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G2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G2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cgwpcffkkss</text:p>
          </table:table-cell>
          <table:table-cell table:style-name="Default" office:value-type="string" calcext:value-type="string">
            <text:p>c,g,w,p,c,f,f,k,k,s,s</text:p>
          </table:table-cell>
          <table:table-cell table:number-columns-repeated="2" table:style-name="Default" office:value-type="string" calcext:value-type="string">
            <text:p>cgwpcfks</text:p>
          </table:table-cell>
          <table:table-cell table:number-columns-repeated="2" table:style-name="Default" office:value-type="string" calcext:value-type="string">
            <text:p>cgwpdz</text:p>
          </table:table-cell>
          <table:table-cell table:style-name="Default" office:value-type="string" calcext:value-type="string">
            <text:p>c,g,w,p,d,z</text:p>
          </table:table-cell>
          <table:table-cell table:style-name="Default" office:value-type="string" calcext:value-type="string">
            <text:p>cgwpdb</text:p>
          </table:table-cell>
          <table:table-cell table:style-name="Default" office:value-type="string" calcext:value-type="string">
            <text:p>c,g,w,p,d,b</text:p>
          </table:table-cell>
          <table:table-cell table:style-name="Default"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: (-0.20802600000000002,0.7442439999999999,0.557671);k: (-0.07699199999999999,0.733425,0.531662);k: (-0.030993,0.7334229999999999,0.530651);s: (0.10966,0.7466,0.505875);s: (0.071911,0.746328,0.519848)</text:p>
          </table:table-cell>
          <table:table-cell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1: (-0.20802600000000002,0.7442439999999999,0.557671);k: (-0.07699199999999999,0.733425,0.531662);k: (-0.030993,0.7334229999999999,0.530651);s: (0.10966,0.7466,0.505875);s: (0.071911,0.746328,0.519848)</text:p>
          </table:table-cell>
          <table:table-cell office:value-type="string" calcext:value-type="string">
            <text:p>c: (-0.525007,0.923283,0.438);g: (-0.595001,1.233,0.468999);w: (-0.196022,1.35572,0.466005);p: (0.008034,0.957082,0.6890539999999999);d: (-0.66,0.9232809999999999,0.438);f: (-0.251825,0.744246,0.557668);f1: (-0.20802600000000002,0.7442439999999999,0.557671);k: (-0.07699199999999999,0.733425,0.531662);k: (-0.030993,0.7334229999999999,0.530651);s: (0.10966,0.7466,0.505875);s: (0.071911,0.746328,0.5198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3])" office:value-type="float" office:value="8" calcext:value-type="float">
            <text:p>8</text:p>
          </table:table-cell>
          <table:table-cell table:style-name="Default" office:value-type="float" office:value="0.723" calcext:value-type="float">
            <text:p>0.723</text:p>
          </table:table-cell>
          <table:table-cell table:formula="of:=LEN([.G3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G3])" office:value-type="float" office:value="6" calcext:value-type="float">
            <text:p>6</text:p>
          </table:table-cell>
          <table:table-cell table:style-name="Default" table:number-columns-repeated="1000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kfsfksppwwggg</text:p>
          </table:table-cell>
          <table:table-cell table:style-name="Default" office:value-type="string" calcext:value-type="string">
            <text:p>k,f,s,f,k,s,p,p,w,w,g,g,g</text:p>
          </table:table-cell>
          <table:table-cell table:number-columns-repeated="2" table:style-name="Default" office:value-type="string" calcext:value-type="string">
            <text:p>kfsfkspwg</text:p>
          </table:table-cell>
          <table:table-cell table:number-columns-repeated="2" table:style-name="Default" office:value-type="string" calcext:value-type="string">
            <text:p>zpwg</text:p>
          </table:table-cell>
          <table:table-cell table:style-name="Default" office:value-type="string" calcext:value-type="string">
            <text:p>z,p,w,g</text:p>
          </table:table-cell>
          <table:table-cell table:style-name="Default" office:value-type="string" calcext:value-type="string">
            <text:p>bpwg</text:p>
          </table:table-cell>
          <table:table-cell table:style-name="Default" office:value-type="string" calcext:value-type="string">
            <text:p>b,p,w,g</text:p>
          </table:table-cell>
          <table:table-cell table:style-name="Default"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: (0.008041,0.9296049999999999,0.68902);w: (-0.196022,1.35572,0.466005);w: (-0.05700499999999999,1.35572,0.46601800000000004);g: (-0.595001,1.233,0.468999);g: (-0.7159989999999999,1.23301,0.469001);g: (-0.8379989999999999,1.233,0.468999)</text:p>
          </table:table-cell>
          <table:table-cell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1: (0.008041,0.9296049999999999,0.68902);w: (-0.196022,1.35572,0.466005);w1: (-0.05700499999999999,1.35572,0.46601800000000004);g: (-0.595001,1.233,0.468999);g1: (-0.7159989999999999,1.23301,0.469001);g2: (-0.8379989999999999,1.233,0.468999)</text:p>
          </table:table-cell>
          <table:table-cell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1: (0.008041,0.9296049999999999,0.68902);w: (-0.196022,1.35572,0.466005);w1: (-0.05700499999999999,1.35572,0.46601800000000004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D4])" office:value-type="float" office:value="9" calcext:value-type="float">
            <text:p>9</text:p>
          </table:table-cell>
          <table:table-cell table:style-name="Default" office:value-type="float" office:value="0.605" calcext:value-type="float">
            <text:p>0.605</text:p>
          </table:table-cell>
          <table:table-cell table:formula="of:=LEN([.G4])" office:value-type="float" office:value="4" calcext:value-type="float">
            <text:p>4</text:p>
          </table:table-cell>
          <table:table-cell table:style-name="Default" office:value-type="float" office:value="0.605" calcext:value-type="float">
            <text:p>0.605</text:p>
          </table:table-cell>
          <table:table-cell table:formula="of:=LEN([.G4])" office:value-type="float" office:value="4" calcext:value-type="float">
            <text:p>4</text:p>
          </table:table-cell>
          <table:table-cell table:style-name="Default" table:number-columns-repeated="1000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ppfkswwkfsococggg</text:p>
          </table:table-cell>
          <table:table-cell table:style-name="Default" office:value-type="string" calcext:value-type="string">
            <text:p>p,p,f,k,s,w,w,k,f,s,o,c,o,c,g,g,g</text:p>
          </table:table-cell>
          <table:table-cell table:number-columns-repeated="2" table:style-name="Default" office:value-type="string" calcext:value-type="string">
            <text:p>pfkswkfsococg</text:p>
          </table:table-cell>
          <table:table-cell table:style-name="Default" office:value-type="string" calcext:value-type="string">
            <text:p>pzwyocndg,pywzocndg</text:p>
          </table:table-cell>
          <table:table-cell table:style-name="Default" office:value-type="string" calcext:value-type="string">
            <text:p>pzwyocndg</text:p>
          </table:table-cell>
          <table:table-cell table:style-name="Default" office:value-type="string" calcext:value-type="string">
            <text:p>p,z,w,y,o,c,n,d,g</text:p>
          </table:table-cell>
          <table:table-cell table:style-name="Default" office:value-type="string" calcext:value-type="string">
            <text:p>pbwbocndg</text:p>
          </table:table-cell>
          <table:table-cell table:style-name="Default" office:value-type="string" calcext:value-type="string">
            <text:p>p,b,w,b,o,c,n,d,g</text:p>
          </table:table-cell>
          <table:table-cell table:style-name="Default" office:value-type="string" calcext:value-type="string">
            <text:p>p: (0.008034,0.957082,0.6890539999999999);p: (0.008041,0.9296049999999999,0.68902);f: (-0.165225,0.7442479999999999,0.557615);k: (-0.07699199999999999,0.733425,0.531662);s: (0.10966,0.7466,0.505875);w: (0.083,1.35572,0.466);w: (-0.196022,1.35572,0.466005);k: (0.002996,0.733422,0.533535);f: (-0.251825,0.744246,0.557668);s: (0.071911,0.746328,0.519848);o: (-0.185,0.928,0.48103500000000005);c: (-0.525007,0.923283,0.438);o: (-0.18499200000000002,0.915077,0.481025);c: (-0.66,0.9232809999999999,0.438);g: (-0.595001,1.233,0.468999);g: (-0.7159989999999999,1.23301,0.469001);g: (-0.8379989999999999,1.233,0.468999)</text:p>
          </table:table-cell>
          <table:table-cell office:value-type="string" calcext:value-type="string">
            <text:p>p: (0.008034,0.957082,0.6890539999999999);p1: (0.008041,0.9296049999999999,0.68902);f: (-0.165225,0.7442479999999999,0.557615);k: (-0.07699199999999999,0.733425,0.531662);s: (0.10966,0.7466,0.505875);w: (0.083,1.35572,0.466);w1: (-0.196022,1.35572,0.466005);k: (0.002996,0.733422,0.533535);f: (-0.251825,0.744246,0.557668);s: (0.071911,0.746328,0.519848);o: (-0.185,0.928,0.48103500000000005);c: (-0.525007,0.923283,0.438);n: (-0.18499200000000002,0.915077,0.481025);d: (-0.66,0.9232809999999999,0.438);g: (-0.595001,1.233,0.468999);g1: (-0.7159989999999999,1.23301,0.469001);g2: (-0.8379989999999999,1.233,0.468999)</text:p>
          </table:table-cell>
          <table:table-cell office:value-type="string" calcext:value-type="string">
            <text:p>p: (0.008034,0.957082,0.6890539999999999);p1: (0.008041,0.9296049999999999,0.68902);f: (-0.165225,0.7442479999999999,0.557615);k: (-0.07699199999999999,0.733425,0.531662);s: (0.10966,0.7466,0.505875);w: (0.083,1.35572,0.466);w1: (-0.196022,1.35572,0.466005);k: (0.002996,0.733422,0.533535);f: (-0.251825,0.744246,0.557668);s: (0.071911,0.746328,0.519848);o: (-0.185,0.928,0.48103500000000005);c: (-0.525007,0.923283,0.438);n: (-0.18499200000000002,0.915077,0.481025);d: (-0.66,0.9232809999999999,0.438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D5])" office:value-type="float" office:value="13" calcext:value-type="float">
            <text:p>13</text:p>
          </table:table-cell>
          <table:table-cell table:style-name="Default" office:value-type="float" office:value="0.806" calcext:value-type="float">
            <text:p>0.806</text:p>
          </table:table-cell>
          <table:table-cell table:formula="of:=LEN([.G5])" office:value-type="float" office:value="9" calcext:value-type="float">
            <text:p>9</text:p>
          </table:table-cell>
          <table:table-cell table:style-name="Default" office:value-type="float" office:value="0.806" calcext:value-type="float">
            <text:p>0.806</text:p>
          </table:table-cell>
          <table:table-cell table:formula="of:=LEN([.G5])" office:value-type="float" office:value="9" calcext:value-type="float">
            <text:p>9</text:p>
          </table:table-cell>
          <table:table-cell table:style-name="Default"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ptgkfsoc</text:p>
          </table:table-cell>
          <table:table-cell office:value-type="string" calcext:value-type="string">
            <text:p>w,p,t,g,k,f,s,o,c</text:p>
          </table:table-cell>
          <table:table-cell table:number-columns-repeated="2" office:value-type="string" calcext:value-type="string">
            <text:p>wptgkfsoc</text:p>
          </table:table-cell>
          <table:table-cell table:number-columns-repeated="2" office:value-type="string" calcext:value-type="string">
            <text:p>wptgzoc</text:p>
          </table:table-cell>
          <table:table-cell office:value-type="string" calcext:value-type="string">
            <text:p>w,p,t,g,z,o,c</text:p>
          </table:table-cell>
          <table:table-cell office:value-type="string" calcext:value-type="string">
            <text:p>wptgboc</text:p>
          </table:table-cell>
          <table:table-cell office:value-type="string" calcext:value-type="string">
            <text:p>w,p,t,g,b,o,c</text:p>
          </table:table-cell>
          <table:table-cell table:number-columns-repeated="2"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</text:p>
          </table:table-cell>
          <table:table-cell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D6])" office:value-type="float" office:value="9" calcext:value-type="float">
            <text:p>9</text:p>
          </table:table-cell>
          <table:table-cell office:value-type="float" office:value="0.756" calcext:value-type="float">
            <text:p>0.756</text:p>
          </table:table-cell>
          <table:table-cell table:formula="of:=LEN([.G6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G6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ppwwwfffkkkggg</text:p>
          </table:table-cell>
          <table:table-cell office:value-type="string" calcext:value-type="string">
            <text:p>p,w,f,k,g</text:p>
          </table:table-cell>
          <table:table-cell table:number-columns-repeated="2" office:value-type="string" calcext:value-type="string">
            <text:p>pwfkg</text:p>
          </table:table-cell>
          <table:table-cell table:number-columns-repeated="2" office:value-type="string" calcext:value-type="string">
            <text:p>pwzg</text:p>
          </table:table-cell>
          <table:table-cell office:value-type="string" calcext:value-type="string">
            <text:p>p,w,z,g</text:p>
          </table:table-cell>
          <table:table-cell office:value-type="string" calcext:value-type="string">
            <text:p>pwbg</text:p>
          </table:table-cell>
          <table:table-cell office:value-type="string" calcext:value-type="string">
            <text:p>p,w,b,g</text:p>
          </table:table-cell>
          <table:table-cell office:value-type="string" calcext:value-type="string">
            <text:p>p: (0.008034,0.957082,0.6890539999999999);p: (0.008041,0.9296049999999999,0.68902);p: (0.008001000000000001,0.902166,0.689002);w: (-0.196022,1.35572,0.466005);w: (-0.05700499999999999,1.35572,0.46601800000000004);w: (0.083,1.35572,0.466);f: (-0.251825,0.744246,0.557668);f: (-0.165225,0.7442479999999999,0.557615);f: (-0.20802600000000002,0.7442439999999999,0.557671);k: (0.002996,0.733422,0.533535);k: (-0.030993,0.7334229999999999,0.530651);k: (-0.07699199999999999,0.733425,0.531662);g: (-0.595001,1.233,0.468999);g: (-0.7159989999999999,1.23301,0.469001);g: (-0.8379989999999999,1.233,0.468999)</text:p>
          </table:table-cell>
          <table:table-cell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</text:p>
          </table:table-cell>
          <table:table-cell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7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G7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G7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poowwcceerr</text:p>
          </table:table-cell>
          <table:table-cell office:value-type="string" calcext:value-type="string">
            <text:p>p,o,w,c,e,r</text:p>
          </table:table-cell>
          <table:table-cell table:number-columns-repeated="2" office:value-type="string" calcext:value-type="string">
            <text:p>powcer</text:p>
          </table:table-cell>
          <table:table-cell table:number-columns-repeated="2" office:value-type="string" calcext:value-type="string">
            <text:p>powcz</text:p>
          </table:table-cell>
          <table:table-cell office:value-type="string" calcext:value-type="string">
            <text:p>p,o,w,c,z</text:p>
          </table:table-cell>
          <table:table-cell office:value-type="string" calcext:value-type="string">
            <text:p>powca</text:p>
          </table:table-cell>
          <table:table-cell office:value-type="string" calcext:value-type="string">
            <text:p>p,o,w,c,a</text:p>
          </table:table-cell>
          <table:table-cell office:value-type="string" calcext:value-type="string">
            <text:p>p: (0.008034,0.957082,0.6890539999999999);p: (0.008041,0.9296049999999999,0.68902);o: (-0.18499200000000002,0.915077,0.481025);o: (-0.185,0.928,0.48103500000000005);w: (-0.05700499999999999,1.35572,0.46601800000000004);w: (-0.196022,1.35572,0.466005);c: (-0.66,0.9232809999999999,0.438);c: (-0.525007,0.923283,0.438);e: (-0.7940520000000001,0.7428739999999999,0.503884);e: (-0.765776,0.742873,0.51554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</text:p>
          </table:table-cell>
          <table:table-cell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8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G8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8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oppreerkk</text:p>
          </table:table-cell>
          <table:table-cell office:value-type="string" calcext:value-type="string">
            <text:p>c,o,o,p,p,r,e,e,r,k,k</text:p>
          </table:table-cell>
          <table:table-cell table:number-columns-repeated="2" office:value-type="string" calcext:value-type="string">
            <text:p>coprerk</text:p>
          </table:table-cell>
          <table:table-cell table:number-columns-repeated="2" office:value-type="string" calcext:value-type="string">
            <text:p>copz</text:p>
          </table:table-cell>
          <table:table-cell office:value-type="string" calcext:value-type="string">
            <text:p>c,o,p,z</text:p>
          </table:table-cell>
          <table:table-cell office:value-type="string" calcext:value-type="string">
            <text:p>copab</text:p>
          </table:table-cell>
          <table:table-cell office:value-type="string" calcext:value-type="string">
            <text:p>c,o,p,a,b</text:p>
          </table:table-cell>
          <table:table-cell office:value-type="string" calcext:value-type="string">
            <text:p>c: (-0.7949970000000001,0.9232809999999999,0.438);o: (-0.185,0.928,0.48103500000000005);o: (-0.18499200000000002,0.915077,0.481025);p: (0.008034,0.957082,0.6890539999999999);p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 office:value-type="string" calcext:value-type="string">
            <text:p>c: (-0.7949970000000001,0.9232809999999999,0.438);o: (-0.185,0.928,0.48103500000000005);o1: (-0.18499200000000002,0.915077,0.481025);p: (0.008034,0.957082,0.6890539999999999);p1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 office:value-type="string" calcext:value-type="string">
            <text:p>c: (-0.7949970000000001,0.9232809999999999,0.438);o: (-0.185,0.928,0.48103500000000005);o1: (-0.18499200000000002,0.915077,0.481025);p: (0.008034,0.957082,0.6890539999999999);p1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9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G9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G9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woppoffkkssskf</text:p>
          </table:table-cell>
          <table:table-cell office:value-type="string" calcext:value-type="string">
            <text:p>w,w,o,p,p,o,f,f,k,k,s,s,s,k,f</text:p>
          </table:table-cell>
          <table:table-cell table:number-columns-repeated="2" office:value-type="string" calcext:value-type="string">
            <text:p>wopofkkskf</text:p>
          </table:table-cell>
          <table:table-cell table:number-columns-repeated="2" office:value-type="string" calcext:value-type="string">
            <text:p>wopnz</text:p>
          </table:table-cell>
          <table:table-cell office:value-type="string" calcext:value-type="string">
            <text:p>w,o,p,n,z</text:p>
          </table:table-cell>
          <table:table-cell office:value-type="string" calcext:value-type="string">
            <text:p>wopnb</text:p>
          </table:table-cell>
          <table:table-cell office:value-type="string" calcext:value-type="string">
            <text:p>w,o,p,n,b</text:p>
          </table:table-cell>
          <table:table-cell office:value-type="string" calcext:value-type="string">
            <text:p>w: (-0.196022,1.35572,0.466005);w: (-0.05700499999999999,1.35572,0.46601800000000004);o: (-0.185,0.928,0.48103500000000005);p: (0.008034,0.957082,0.6890539999999999);p: (0.008041,0.9296049999999999,0.68902);o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office:value-type="string" calcext:value-type="string">
            <text:p>w: (-0.196022,1.35572,0.466005);w1: (-0.05700499999999999,1.35572,0.46601800000000004);o: (-0.185,0.928,0.48103500000000005);p: (0.008034,0.957082,0.6890539999999999);p1: (0.008041,0.9296049999999999,0.68902);n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office:value-type="string" calcext:value-type="string">
            <text:p>w: (-0.196022,1.35572,0.466005);w1: (-0.05700499999999999,1.35572,0.46601800000000004);o: (-0.185,0.928,0.48103500000000005);p: (0.008034,0.957082,0.6890539999999999);p1: (0.008041,0.9296049999999999,0.68902);n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D10])" office:value-type="float" office:value="10" calcext:value-type="float">
            <text:p>10</text:p>
          </table:table-cell>
          <table:table-cell office:value-type="float" office:value="0.666" calcext:value-type="float">
            <text:p>0.666</text:p>
          </table:table-cell>
          <table:table-cell table:formula="of:=LEN([.G10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10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pwpwgcoc</text:p>
          </table:table-cell>
          <table:table-cell office:value-type="string" calcext:value-type="string">
            <text:p>o,p,w,p,w,g,c,o,c</text:p>
          </table:table-cell>
          <table:table-cell table:number-columns-repeated="2" office:value-type="string" calcext:value-type="string">
            <text:p>opwpwgcoc</text:p>
          </table:table-cell>
          <table:table-cell table:number-columns-repeated="2" office:value-type="string" calcext:value-type="string">
            <text:p>opwqxgcnd</text:p>
          </table:table-cell>
          <table:table-cell office:value-type="string" calcext:value-type="string">
            <text:p>o,p,w,q,x,g,c,n,d</text:p>
          </table:table-cell>
          <table:table-cell office:value-type="string" calcext:value-type="string">
            <text:p>opwqxgcnd</text:p>
          </table:table-cell>
          <table:table-cell office:value-type="string" calcext:value-type="string">
            <text:p>o,p,w,q,x,g,c,n,d</text:p>
          </table:table-cell>
          <table:table-cell office:value-type="string" calcext:value-type="string">
            <text:p>o: (-0.185,0.928,0.48103500000000005);p: (0.008034,0.957082,0.6890539999999999);w: (-0.196022,1.35572,0.466005);p: (0.008041,0.9296049999999999,0.68902);w: (-0.05700499999999999,1.35572,0.46601800000000004);g: (-0.7159989999999999,1.23301,0.469001);c: (-0.525007,0.923283,0.438);o: (-0.18499200000000002,0.915077,0.481025);c: (-0.66,0.9232809999999999,0.438)</text:p>
          </table:table-cell>
          <table:table-cell table:style-name="ce3" office:value-type="string" calcext:value-type="string">
            <text:p>o: (-0.185,0.928,0.48103500000000005);p: (0.008034,0.957082,0.6890539999999999);w: (-0.196022,1.35572,0.466005);q: (0.008041,0.9296049999999999,0.68902);x: (-0.05700499999999999,1.35572,0.46601800000000004);g: (-0.7159989999999999,1.23301,0.469001);c: (-0.525007,0.923283,0.438);n: (-0.18499200000000002,0.915077,0.481025);d: (-0.66,0.9232809999999999,0.438)</text:p>
          </table:table-cell>
          <table:table-cell office:value-type="string" calcext:value-type="string">
            <text:p>o: (-0.185,0.928,0.48103500000000005);p: (0.008034,0.957082,0.6890539999999999);w: (-0.196022,1.35572,0.466005);q: (0.008041,0.9296049999999999,0.68902);x: (-0.05700499999999999,1.35572,0.46601800000000004);g: (-0.7159989999999999,1.23301,0.469001);c: (-0.525007,0.923283,0.438);n: (-0.18499200000000002,0.915077,0.481025);d: (-0.66,0.9232809999999999,0.43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D11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G11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G11])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pooccrrfksfks</text:p>
          </table:table-cell>
          <table:table-cell office:value-type="string" calcext:value-type="string">
            <text:p>p,p,o,o,c,c,r,r,f,k,s,f,k,s</text:p>
          </table:table-cell>
          <table:table-cell table:number-columns-repeated="2" office:value-type="string" calcext:value-type="string">
            <text:p>pocrfksfks</text:p>
          </table:table-cell>
          <table:table-cell table:number-columns-repeated="2" office:value-type="string" calcext:value-type="string">
            <text:p>pocz</text:p>
          </table:table-cell>
          <table:table-cell office:value-type="string" calcext:value-type="string">
            <text:p>p,o,c,z</text:p>
          </table:table-cell>
          <table:table-cell office:value-type="string" calcext:value-type="string">
            <text:p>pocab</text:p>
          </table:table-cell>
          <table:table-cell office:value-type="string" calcext:value-type="string">
            <text:p>p,o,c,a,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D12])" office:value-type="float" office:value="10" calcext:value-type="float">
            <text:p>10</text:p>
          </table:table-cell>
          <table:table-cell office:value-type="float" office:value="0.605" calcext:value-type="float">
            <text:p>0.605</text:p>
          </table:table-cell>
          <table:table-cell table:formula="of:=LEN([.G12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G12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gpogpoc</text:p>
          </table:table-cell>
          <table:table-cell office:value-type="string" calcext:value-type="string">
            <text:p>c,g,p,o,g,p,o,c</text:p>
          </table:table-cell>
          <table:table-cell table:number-columns-repeated="2" office:value-type="string" calcext:value-type="string">
            <text:p>cgpogpoc</text:p>
          </table:table-cell>
          <table:table-cell table:number-columns-repeated="2" office:value-type="string" calcext:value-type="string">
            <text:p>cgpohqnd</text:p>
          </table:table-cell>
          <table:table-cell office:value-type="string" calcext:value-type="string">
            <text:p>c,g,p,o,h,q,n,d</text:p>
          </table:table-cell>
          <table:table-cell office:value-type="string" calcext:value-type="string">
            <text:p>cgpohqnd</text:p>
          </table:table-cell>
          <table:table-cell office:value-type="string" calcext:value-type="string">
            <text:p>c,g,p,o,h,q,n,d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g: (-0.595001,1.233,0.468999);p: (0.008034,0.957082,0.6890539999999999);o: (-0.185,0.928,0.48103500000000005);c: (-0.66,0.9232809999999999,0.438)</text:p>
          </table:table-cell>
          <table:table-cell table:style-name="ce3" office:value-type="string" calcext:value-type="string">
            <text:p>c: (-0.525007,0.923283,0.438);g: (-0.7159989999999999,1.23301,0.469001);p: (0.008041,0.9296049999999999,0.68902);o: (-0.18499200000000002,0.915077,0.481025);h: (-0.595001,1.233,0.468999);q: (0.008034,0.957082,0.6890539999999999);n: (-0.185,0.928,0.48103500000000005);d: (-0.66,0.9232809999999999,0.438)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h: (-0.595001,1.233,0.468999);q: (0.008034,0.957082,0.6890539999999999);n: (-0.185,0.928,0.48103500000000005);d: (-0.66,0.9232809999999999,0.438); a: (-0.04465655555555556,0.7414061111111111,0.53); 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13])"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 table:formula="of:=LEN([.G13])"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 table:formula="of:=LEN([.G13]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pwwooccggfkkfssrere</text:p>
          </table:table-cell>
          <table:table-cell office:value-type="string" calcext:value-type="string">
            <text:p>p,p,w,w,o,o,c,c,g,g,f,k,k,f,s,s,r,e,r,e</text:p>
          </table:table-cell>
          <table:table-cell table:number-columns-repeated="2" office:value-type="string" calcext:value-type="string">
            <text:p>pwocgfkfsrere</text:p>
          </table:table-cell>
          <table:table-cell table:number-columns-repeated="2" office:value-type="string" calcext:value-type="string">
            <text:p>pwocgz</text:p>
          </table:table-cell>
          <table:table-cell office:value-type="string" calcext:value-type="string">
            <text:p>p,w,o,c,g,z</text:p>
          </table:table-cell>
          <table:table-cell office:value-type="string" calcext:value-type="string">
            <text:p>pwocgba</text:p>
          </table:table-cell>
          <table:table-cell office:value-type="string" calcext:value-type="string">
            <text:p>p,w,o,c,g,b,a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499200000000002,0.90217,0.481005);o: (-0.18499200000000002,0.915077,0.481025);c: (-0.525007,0.923283,0.438);c: (-0.66,0.9232809999999999,0.438);g: (-0.595001,1.233,0.468999);g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499200000000002,0.90217,0.481005);o1: (-0.18499200000000002,0.915077,0.481025);c: (-0.525007,0.923283,0.438);c1: (-0.66,0.9232809999999999,0.438);g: (-0.595001,1.233,0.468999);g1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499200000000002,0.90217,0.481005);o1: (-0.18499200000000002,0.915077,0.481025);c: (-0.525007,0.923283,0.438);c1: (-0.66,0.9232809999999999,0.438);g: (-0.595001,1.233,0.468999);g1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D14])" office:value-type="float" office:value="13" calcext:value-type="float">
            <text:p>13</text:p>
          </table:table-cell>
          <table:table-cell office:value-type="float" office:value="0.723" calcext:value-type="float">
            <text:p>0.723</text:p>
          </table:table-cell>
          <table:table-cell table:formula="of:=LEN([.G14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G14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cwgrk</text:p>
          </table:table-cell>
          <table:table-cell office:value-type="string" calcext:value-type="string">
            <text:p>o,c,w,g,r,k</text:p>
          </table:table-cell>
          <table:table-cell table:number-columns-repeated="2" office:value-type="string" calcext:value-type="string">
            <text:p>ocwgrk</text:p>
          </table:table-cell>
          <table:table-cell table:number-columns-repeated="2" office:value-type="string" calcext:value-type="string">
            <text:p>ocwgz</text:p>
          </table:table-cell>
          <table:table-cell office:value-type="string" calcext:value-type="string">
            <text:p>o,c,w,g,z</text:p>
          </table:table-cell>
          <table:table-cell office:value-type="string" calcext:value-type="string">
            <text:p>ocwgab</text:p>
          </table:table-cell>
          <table:table-cell office:value-type="string" calcext:value-type="string">
            <text:p>o,c,w,g,a,b</text:p>
          </table:table-cell>
          <table:table-cell table:number-columns-repeated="2"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</text:p>
          </table:table-cell>
          <table:table-cell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15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G15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G15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pgsfk</text:p>
          </table:table-cell>
          <table:table-cell office:value-type="string" calcext:value-type="string">
            <text:p>w,p,g,s,f,k</text:p>
          </table:table-cell>
          <table:table-cell table:number-columns-repeated="2" office:value-type="string" calcext:value-type="string">
            <text:p>wpgsfk</text:p>
          </table:table-cell>
          <table:table-cell table:number-columns-repeated="2" office:value-type="string" calcext:value-type="string">
            <text:p>wpgz</text:p>
          </table:table-cell>
          <table:table-cell office:value-type="string" calcext:value-type="string">
            <text:p>w,p,g,z</text:p>
          </table:table-cell>
          <table:table-cell office:value-type="string" calcext:value-type="string">
            <text:p>wpgb</text:p>
          </table:table-cell>
          <table:table-cell office:value-type="string" calcext:value-type="string">
            <text:p>w,p,g,b</text:p>
          </table:table-cell>
          <table:table-cell table:number-columns-repeated="2"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</text:p>
          </table:table-cell>
          <table:table-cell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16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G16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G16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wofsg</text:p>
          </table:table-cell>
          <table:table-cell office:value-type="string" calcext:value-type="string">
            <text:p>p,w,o,f,s,g</text:p>
          </table:table-cell>
          <table:table-cell table:number-columns-repeated="2" office:value-type="string" calcext:value-type="string">
            <text:p>pwofsg</text:p>
          </table:table-cell>
          <table:table-cell table:number-columns-repeated="2" office:value-type="string" calcext:value-type="string">
            <text:p>pwozg</text:p>
          </table:table-cell>
          <table:table-cell office:value-type="string" calcext:value-type="string">
            <text:p>p,w,o,z,g</text:p>
          </table:table-cell>
          <table:table-cell office:value-type="string" calcext:value-type="string">
            <text:p>pwobg</text:p>
          </table:table-cell>
          <table:table-cell office:value-type="string" calcext:value-type="string">
            <text:p>p,w,o,b,g</text:p>
          </table:table-cell>
          <table:table-cell table:number-columns-repeated="2"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</text:p>
          </table:table-cell>
          <table:table-cell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17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G17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17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pocpocwwwgggkkkfs</text:p>
          </table:table-cell>
          <table:table-cell office:value-type="string" calcext:value-type="string">
            <text:p>p,p,o,c,p,o,c,w,w,w,g,g,g,k,k,k,f,s</text:p>
          </table:table-cell>
          <table:table-cell table:number-columns-repeated="2" office:value-type="string" calcext:value-type="string">
            <text:p>pocpocwgkfs</text:p>
          </table:table-cell>
          <table:table-cell table:number-columns-repeated="2" office:value-type="string" calcext:value-type="string">
            <text:p>pocqndwgz</text:p>
          </table:table-cell>
          <table:table-cell office:value-type="string" calcext:value-type="string">
            <text:p>p,o,c,q,n,d,w,g,z</text:p>
          </table:table-cell>
          <table:table-cell office:value-type="string" calcext:value-type="string">
            <text:p>pocqndwgb</text:p>
          </table:table-cell>
          <table:table-cell office:value-type="string" calcext:value-type="string">
            <text:p>p,o,c,q,n,d,w,g,b</text:p>
          </table:table-cell>
          <table:table-cell office:value-type="string" calcext:value-type="string">
            <text:p>p: (0.008034,0.957082,0.6890539999999999);p: (0.008041,0.9296049999999999,0.68902);o: (-0.185,0.928,0.48103500000000005);c: (-0.525007,0.923283,0.438);p: (0.008001000000000001,0.902166,0.689002);o: (-0.18499200000000002,0.915077,0.481025);c: (-0.66,0.9232809999999999,0.438);w: (-0.196022,1.35572,0.466005);w: (-0.05700499999999999,1.35572,0.46601800000000004);w: (0.083,1.35572,0.466);g: (-0.595001,1.233,0.468999);g: (-0.7159989999999999,1.23301,0.469001);g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q: (0.008001000000000001,0.902166,0.689002);n: (-0.18499200000000002,0.915077,0.481025);d: (-0.66,0.9232809999999999,0.438);w: (-0.196022,1.35572,0.466005);w1: (-0.05700499999999999,1.35572,0.46601800000000004);w2: (0.083,1.35572,0.466);g: (-0.595001,1.233,0.468999);g1: (-0.7159989999999999,1.23301,0.469001);g2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q: (0.008001000000000001,0.902166,0.689002);n: (-0.18499200000000002,0.915077,0.481025);d: (-0.66,0.9232809999999999,0.438);w: (-0.196022,1.35572,0.466005);w1: (-0.05700499999999999,1.35572,0.46601800000000004);w2: (0.083,1.35572,0.466);g: (-0.595001,1.233,0.468999);g1: (-0.7159989999999999,1.23301,0.469001);g2: (-0.8379989999999999,1.233,0.468999);k: (0.002996,0.733422,0.533535);k: (-0.030993,0.7334229999999999,0.530651);k: (-0.07699199999999999,0.733425,0.531662);f: (-0.165225,0.7442479999999999,0.557615);s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D18])" office:value-type="float" office:value="11" calcext:value-type="float">
            <text:p>11</text:p>
          </table:table-cell>
          <table:table-cell office:value-type="float" office:value="0.806" calcext:value-type="float">
            <text:p>0.806</text:p>
          </table:table-cell>
          <table:table-cell table:formula="of:=LEN([.G18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G18])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pooccgwwg</text:p>
          </table:table-cell>
          <table:table-cell office:value-type="string" calcext:value-type="string">
            <text:p>p,p,o,o,c,c,g,w,w,g</text:p>
          </table:table-cell>
          <table:table-cell table:number-columns-repeated="2" office:value-type="string" calcext:value-type="string">
            <text:p>pocgwg</text:p>
          </table:table-cell>
          <table:table-cell table:number-columns-repeated="2" office:value-type="string" calcext:value-type="string">
            <text:p>pocgwh</text:p>
          </table:table-cell>
          <table:table-cell office:value-type="string" calcext:value-type="string">
            <text:p>p,o,c,g,w,h</text:p>
          </table:table-cell>
          <table:table-cell office:value-type="string" calcext:value-type="string">
            <text:p>pocgwh</text:p>
          </table:table-cell>
          <table:table-cell office:value-type="string" calcext:value-type="string">
            <text:p>p,o,c,g,w,h</text:p>
          </table:table-cell>
          <table:table-cell office:value-type="string" calcext:value-type="string">
            <text:p>p: (0.008041,0.9296049999999999,0.68902);p: (0.008001000000000001,0.902166,0.689002);o: (-0.185,0.928,0.48103500000000005);o: (-0.18499200000000002,0.915077,0.481025);c: (-0.525007,0.923283,0.438);c: (-0.66,0.9232809999999999,0.438);g: (-0.595001,1.233,0.468999);w: (-0.196022,1.35572,0.466005);w: (-0.05700499999999999,1.35572,0.46601800000000004);g: (-0.7159989999999999,1.23301,0.469001)</text:p>
          </table:table-cell>
          <table:table-cell table:style-name="ce3" office:value-type="string" calcext:value-type="string">
            <text:p>p: (0.008041,0.9296049999999999,0.68902);p1: (0.008001000000000001,0.902166,0.689002);o: (-0.185,0.928,0.48103500000000005);o1: (-0.18499200000000002,0.915077,0.481025);c: (-0.525007,0.923283,0.438);c1: (-0.66,0.9232809999999999,0.438);g: (-0.595001,1.233,0.468999);w: (-0.196022,1.35572,0.466005);w1: (-0.05700499999999999,1.35572,0.46601800000000004);h: (-0.7159989999999999,1.23301,0.469001)</text:p>
          </table:table-cell>
          <table:table-cell office:value-type="string" calcext:value-type="string">
            <text:p>p: (0.008041,0.9296049999999999,0.68902);p1: (0.008001000000000001,0.902166,0.689002);o: (-0.185,0.928,0.48103500000000005);o1: (-0.18499200000000002,0.915077,0.481025);c: (-0.525007,0.923283,0.438);c1: (-0.66,0.9232809999999999,0.438);g: (-0.595001,1.233,0.468999);w: (-0.196022,1.35572,0.466005);w1: (-0.05700499999999999,1.35572,0.46601800000000004);h: (-0.7159989999999999,1.23301,0.469001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19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G19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G19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pwwggoocckfsfksrreet</text:p>
          </table:table-cell>
          <table:table-cell office:value-type="string" calcext:value-type="string">
            <text:p>p,p,w,w,g,g,o,o,c,c,k,f,s,f,k,s,r,r,e,e,t</text:p>
          </table:table-cell>
          <table:table-cell table:number-columns-repeated="2" office:value-type="string" calcext:value-type="string">
            <text:p>pwgockfsfksret</text:p>
          </table:table-cell>
          <table:table-cell table:number-columns-repeated="2" office:value-type="string" calcext:value-type="string">
            <text:p>pwgoczt</text:p>
          </table:table-cell>
          <table:table-cell office:value-type="string" calcext:value-type="string">
            <text:p>p,w,g,o,c,z,t</text:p>
          </table:table-cell>
          <table:table-cell office:value-type="string" calcext:value-type="string">
            <text:p>pwgocbat</text:p>
          </table:table-cell>
          <table:table-cell office:value-type="string" calcext:value-type="string">
            <text:p>p,w,g,o,c,b,a,t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595001,1.233,0.468999);g: (-0.7159989999999999,1.23301,0.469001);o: (-0.18499200000000002,0.915077,0.481025);o: (-0.185,0.928,0.48103500000000005);c: (-0.66,0.9232809999999999,0.438);c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595001,1.233,0.468999);g1: (-0.7159989999999999,1.23301,0.469001);o: (-0.18499200000000002,0.915077,0.481025);o1: (-0.185,0.928,0.48103500000000005);c: (-0.66,0.9232809999999999,0.438);c1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595001,1.233,0.468999);g1: (-0.7159989999999999,1.23301,0.469001);o: (-0.18499200000000002,0.915077,0.481025);o1: (-0.185,0.928,0.48103500000000005);c: (-0.66,0.9232809999999999,0.438);c1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table:formula="of:=LEN([.D20])" office:value-type="float" office:value="14" calcext:value-type="float">
            <text:p>14</text:p>
          </table:table-cell>
          <table:table-cell office:value-type="float" office:value="0.756" calcext:value-type="float">
            <text:p>0.756</text:p>
          </table:table-cell>
          <table:table-cell table:formula="of:=LEN([.G20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G20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occppwwggfkskfsrere</text:p>
          </table:table-cell>
          <table:table-cell office:value-type="string" calcext:value-type="string">
            <text:p>o,o,c,c,p,p,w,w,g,g,f,k,s,k,f,s,r,e,r,e</text:p>
          </table:table-cell>
          <table:table-cell table:number-columns-repeated="2" office:value-type="string" calcext:value-type="string">
            <text:p>ocpwgfkskfsrere</text:p>
          </table:table-cell>
          <table:table-cell table:number-columns-repeated="2" office:value-type="string" calcext:value-type="string">
            <text:p>ocpwgz</text:p>
          </table:table-cell>
          <table:table-cell office:value-type="string" calcext:value-type="string">
            <text:p>o,c,p,w,g,z</text:p>
          </table:table-cell>
          <table:table-cell office:value-type="string" calcext:value-type="string">
            <text:p>ocpwgba</text:p>
          </table:table-cell>
          <table:table-cell office:value-type="string" calcext:value-type="string">
            <text:p>o,c,p,w,g,b,a</text:p>
          </table:table-cell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table:formula="of:=LEN([.D21])" office:value-type="float" office:value="15" calcext:value-type="float">
            <text:p>15</text:p>
          </table:table-cell>
          <table:table-cell office:value-type="float" office:value="0.723" calcext:value-type="float">
            <text:p>0.723</text:p>
          </table:table-cell>
          <table:table-cell table:formula="of:=LEN([.G21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G21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ccoooppwwgwpresk</text:p>
          </table:table-cell>
          <table:table-cell office:value-type="string" calcext:value-type="string">
            <text:p>c,c,c,o,o,o,p,p,w,w,g,w,p,r,e,s,k</text:p>
          </table:table-cell>
          <table:table-cell table:number-columns-repeated="2" office:value-type="string" calcext:value-type="string">
            <text:p>copwgwpresk</text:p>
          </table:table-cell>
          <table:table-cell table:number-columns-repeated="2" office:value-type="string" calcext:value-type="string">
            <text:p>copwgxqz</text:p>
          </table:table-cell>
          <table:table-cell office:value-type="string" calcext:value-type="string">
            <text:p>c,o,p,w,g,x,q,z</text:p>
          </table:table-cell>
          <table:table-cell office:value-type="string" calcext:value-type="string">
            <text:p>copwgxqab</text:p>
          </table:table-cell>
          <table:table-cell office:value-type="string" calcext:value-type="string">
            <text:p>c,o,p,w,g,x,q,a,b</text:p>
          </table:table-cell>
          <table:table-cell office:value-type="string" calcext:value-type="string">
            <text:p>c: (-0.525007,0.923283,0.438);c: (-0.7949970000000001,0.9232809999999999,0.438);c: (-0.66,0.9232809999999999,0.438);o: (-0.185,0.928,0.48103500000000005);o: (-0.18499200000000002,0.915077,0.481025);o: (-0.18499300000000002,0.902176,0.48100600000000004);p: (0.008034,0.957082,0.6890539999999999);p: (0.008041,0.9296049999999999,0.68902);w: (-0.196022,1.35572,0.466005);w: (-0.05700499999999999,1.35572,0.46601800000000004);g: (-0.595001,1.233,0.468999);w: (0.083,1.35572,0.466);p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 office:value-type="string" calcext:value-type="string">
            <text:p>c: (-0.525007,0.923283,0.438);c1: (-0.7949970000000001,0.9232809999999999,0.438);c2: (-0.66,0.9232809999999999,0.438);o: (-0.185,0.928,0.48103500000000005);o1: (-0.18499200000000002,0.915077,0.481025);o2: (-0.18499300000000002,0.902176,0.48100600000000004);p: (0.008034,0.957082,0.6890539999999999);p1: (0.008041,0.9296049999999999,0.68902);w: (-0.196022,1.35572,0.466005);w1: (-0.05700499999999999,1.35572,0.46601800000000004);g: (-0.595001,1.233,0.468999);x: (0.083,1.35572,0.466);q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 office:value-type="string" calcext:value-type="string">
            <text:p>c: (-0.525007,0.923283,0.438);c1: (-0.7949970000000001,0.9232809999999999,0.438);c2: (-0.66,0.9232809999999999,0.438);o: (-0.185,0.928,0.48103500000000005);o1: (-0.18499200000000002,0.915077,0.481025);o2: (-0.18499300000000002,0.902176,0.48100600000000004);p: (0.008034,0.957082,0.6890539999999999);p1: (0.008041,0.9296049999999999,0.68902);w: (-0.196022,1.35572,0.466005);w1: (-0.05700499999999999,1.35572,0.46601800000000004);g: (-0.595001,1.233,0.468999);x: (0.083,1.35572,0.466);q: (0.008001000000000001,0.902166,0.689002);r: (-0.500441,0.743324,0.5217109999999999);e: (-0.7940520000000001,0.7428739999999999,0.503884);s: (0.071911,0.746328,0.519848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D22])" office:value-type="float" office:value="11" calcext:value-type="float">
            <text:p>11</text:p>
          </table:table-cell>
          <table:table-cell office:value-type="float" office:value="0.785" calcext:value-type="float">
            <text:p>0.785</text:p>
          </table:table-cell>
          <table:table-cell table:formula="of:=LEN([.G22])" office:value-type="float" office:value="8" calcext:value-type="float">
            <text:p>8</text:p>
          </table:table-cell>
          <table:table-cell office:value-type="float" office:value="0.806" calcext:value-type="float">
            <text:p>0.806</text:p>
          </table:table-cell>
          <table:table-cell table:formula="of:=LEN([.G22]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pwwteerrfkkf</text:p>
          </table:table-cell>
          <table:table-cell office:value-type="string" calcext:value-type="string">
            <text:p>p,p,w,w,t,e,e,r,r,f,k,k,f</text:p>
          </table:table-cell>
          <table:table-cell table:number-columns-repeated="2" office:value-type="string" calcext:value-type="string">
            <text:p>pwterfkf</text:p>
          </table:table-cell>
          <table:table-cell table:number-columns-repeated="2" office:value-type="string" calcext:value-type="string">
            <text:p>pwtz</text:p>
          </table:table-cell>
          <table:table-cell office:value-type="string" calcext:value-type="string">
            <text:p>p,w,t,z</text:p>
          </table:table-cell>
          <table:table-cell office:value-type="string" calcext:value-type="string">
            <text:p>pwtab</text:p>
          </table:table-cell>
          <table:table-cell office:value-type="string" calcext:value-type="string">
            <text:p>p,w,t,a,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23])" office:value-type="float" office:value="8" calcext:value-type="float">
            <text:p>8</text:p>
          </table:table-cell>
          <table:table-cell office:value-type="float" office:value="0.605" calcext:value-type="float">
            <text:p>0.605</text:p>
          </table:table-cell>
          <table:table-cell table:formula="of:=LEN([.G23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G23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occwwggpfkfkssreer</text:p>
          </table:table-cell>
          <table:table-cell office:value-type="string" calcext:value-type="string">
            <text:p>p,o,o,c,c,w,w,g,g,p,f,k,f,k,s,s,r,e,e,r</text:p>
          </table:table-cell>
          <table:table-cell table:number-columns-repeated="2" office:value-type="string" calcext:value-type="string">
            <text:p>pocwggpfkfksrer</text:p>
          </table:table-cell>
          <table:table-cell table:number-columns-repeated="2" office:value-type="string" calcext:value-type="string">
            <text:p>pocwgqz</text:p>
          </table:table-cell>
          <table:table-cell office:value-type="string" calcext:value-type="string">
            <text:p>p,o,c,w,g,q,z</text:p>
          </table:table-cell>
          <table:table-cell office:value-type="string" calcext:value-type="string">
            <text:p>pocwgqba</text:p>
          </table:table-cell>
          <table:table-cell office:value-type="string" calcext:value-type="string">
            <text:p>p,o,c,w,g,q,b,a</text:p>
          </table:table-cell>
          <table:table-cell office:value-type="string" calcext:value-type="string">
            <text:p>p: (0.008041,0.9296049999999999,0.68902);o: (-0.185,0.928,0.48103500000000005);o: (-0.18499200000000002,0.915077,0.481025);c: (-0.525007,0.923283,0.438);c: (-0.66,0.9232809999999999,0.438);w: (-0.196022,1.35572,0.466005);w: (-0.05700499999999999,1.35572,0.46601800000000004);g: (-0.595001,1.233,0.468999);g: (-0.7159989999999999,1.23301,0.469001);p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office:value-type="string" calcext:value-type="string">
            <text:p>p: (0.008041,0.9296049999999999,0.68902);o: (-0.185,0.928,0.48103500000000005);o1: (-0.18499200000000002,0.915077,0.481025);c: (-0.525007,0.923283,0.438);c1: (-0.66,0.9232809999999999,0.438);w: (-0.196022,1.35572,0.466005);w1: (-0.05700499999999999,1.35572,0.46601800000000004);g: (-0.595001,1.233,0.468999);g1: (-0.7159989999999999,1.23301,0.469001);q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office:value-type="string" calcext:value-type="string">
            <text:p>p: (0.008041,0.9296049999999999,0.68902);o: (-0.185,0.928,0.48103500000000005);o1: (-0.18499200000000002,0.915077,0.481025);c: (-0.525007,0.923283,0.438);c1: (-0.66,0.9232809999999999,0.438);w: (-0.196022,1.35572,0.466005);w1: (-0.05700499999999999,1.35572,0.46601800000000004);g: (-0.595001,1.233,0.468999);g1: (-0.7159989999999999,1.23301,0.469001);q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table:formula="of:=LEN([.D24])" office:value-type="float" office:value="15" calcext:value-type="float">
            <text:p>15</text:p>
          </table:table-cell>
          <table:table-cell office:value-type="float" office:value="0.756" calcext:value-type="float">
            <text:p>0.756</text:p>
          </table:table-cell>
          <table:table-cell table:formula="of:=LEN([.G24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G24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pofcgkrpwgfkssocr</text:p>
          </table:table-cell>
          <table:table-cell office:value-type="string" calcext:value-type="string">
            <text:p>w,p,o,f,c,g,k,r,p,w,g,f,k,s,s,o,c,r</text:p>
          </table:table-cell>
          <table:table-cell table:number-columns-repeated="2" office:value-type="string" calcext:value-type="string">
            <text:p>wpofcgkrpwgfksocr</text:p>
          </table:table-cell>
          <table:table-cell office:value-type="string" calcext:value-type="string">
            <text:p>wpozcgyqxhandb,wpoycgzqxhandb </text:p>
          </table:table-cell>
          <table:table-cell office:value-type="string" calcext:value-type="string">
            <text:p>wpozcgyqxhandb</text:p>
          </table:table-cell>
          <table:table-cell office:value-type="string" calcext:value-type="string">
            <text:p>w,p,o,z,c,g,y,q,x,h,a,n,d,b</text:p>
          </table:table-cell>
          <table:table-cell office:value-type="string" calcext:value-type="string">
            <text:p>wpobcgbaqxhbnda</text:p>
          </table:table-cell>
          <table:table-cell office:value-type="string" calcext:value-type="string">
            <text:p>w,p,o,b,c,g,b,a,q,x,h,b,n,d,a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p: (0.008041,0.9296049999999999,0.68902);w: (-0.05700499999999999,1.35572,0.46601800000000004);g: (-0.7159989999999999,1.23301,0.469001);f: (-0.20802600000000002,0.7442439999999999,0.557671);k: (-0.030993,0.7334229999999999,0.530651);s: (0.071911,0.746328,0.519848);s: (0.10966,0.7466,0.505875);o: (-0.18499200000000002,0.915077,0.481025);c: (-0.66,0.9232809999999999,0.438);r: (-0.606068,0.743321,0.524829)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q: (0.008041,0.9296049999999999,0.68902);x: (-0.05700499999999999,1.35572,0.46601800000000004);h: (-0.7159989999999999,1.23301,0.469001);f: (-0.20802600000000002,0.7442439999999999,0.557671);k: (-0.030993,0.7334229999999999,0.530651);s: (0.071911,0.746328,0.519848);s: (0.10966,0.7466,0.505875);n: (-0.18499200000000002,0.915077,0.481025);d: (-0.66,0.9232809999999999,0.438);b: (-0.606068,0.743321,0.524829)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q: (0.008041,0.9296049999999999,0.68902);x: (-0.05700499999999999,1.35572,0.46601800000000004);h: (-0.7159989999999999,1.23301,0.469001);f: (-0.20802600000000002,0.7442439999999999,0.557671);k: (-0.030993,0.7334229999999999,0.530651);s: (0.071911,0.746328,0.519848);s: (0.10966,0.7466,0.505875);n: (-0.18499200000000002,0.915077,0.481025);d: (-0.66,0.9232809999999999,0.438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table:formula="of:=LEN([.D25])" office:value-type="float" office:value="17" calcext:value-type="float">
            <text:p>17</text:p>
          </table:table-cell>
          <table:table-cell office:value-type="float" office:value="0.869" calcext:value-type="float">
            <text:p>0.869</text:p>
          </table:table-cell>
          <table:table-cell table:formula="of:=LEN([.G25])" office:value-type="float" office:value="14" calcext:value-type="float">
            <text:p>14</text:p>
          </table:table-cell>
          <table:table-cell office:value-type="float" office:value="0.878" calcext:value-type="float">
            <text:p>0.878</text:p>
          </table:table-cell>
          <table:table-cell table:formula="of:=LEN([.G25])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cwwppffkkssoorr</text:p>
          </table:table-cell>
          <table:table-cell office:value-type="string" calcext:value-type="string">
            <text:p>c,w,p,f,k,s,o,r</text:p>
          </table:table-cell>
          <table:table-cell table:number-columns-repeated="2" office:value-type="string" calcext:value-type="string">
            <text:p>cwpfksor</text:p>
          </table:table-cell>
          <table:table-cell office:value-type="string" calcext:value-type="string">
            <text:p>cwpzoy,cwpyoz</text:p>
          </table:table-cell>
          <table:table-cell office:value-type="string" calcext:value-type="string">
            <text:p>cwpzoy</text:p>
          </table:table-cell>
          <table:table-cell office:value-type="string" calcext:value-type="string">
            <text:p>c,w,p,z,o,y</text:p>
          </table:table-cell>
          <table:table-cell office:value-type="string" calcext:value-type="string">
            <text:p>cwpboa</text:p>
          </table:table-cell>
          <table:table-cell office:value-type="string" calcext:value-type="string">
            <text:p>c,w,p,b,o,a</text:p>
          </table:table-cell>
          <table:table-cell office:value-type="string" calcext:value-type="string">
            <text:p>c: (-0.525007,0.923283,0.438);c: (-0.66,0.9232809999999999,0.438);w: (-0.196022,1.35572,0.466005);w: (-0.05700499999999999,1.35572,0.46601800000000004);p: (0.008034,0.957082,0.6890539999999999);p: (0.008041,0.9296049999999999,0.68902);f: (-0.20802600000000002,0.7442439999999999,0.557671);f: (-0.251825,0.744246,0.557668);k: (-0.030993,0.7334229999999999,0.530651);k: (-0.07699199999999999,0.733425,0.531662);s: (0.10966,0.7466,0.505875);s: (0.146585,0.7467189999999999,0.516146);o: (-0.185,0.928,0.48103500000000005);o: (-0.18499200000000002,0.915077,0.481025);r: (-0.606068,0.743321,0.524829);r: (-0.500441,0.743324,0.5217109999999999)</text:p>
          </table:table-cell>
          <table:table-cell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</text:p>
          </table:table-cell>
          <table:table-cell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26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G26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G26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pwwffkkssoorrcc</text:p>
          </table:table-cell>
          <table:table-cell office:value-type="string" calcext:value-type="string">
            <text:p>p,w,f,k,s,o,r,c</text:p>
          </table:table-cell>
          <table:table-cell table:number-columns-repeated="2" office:value-type="string" calcext:value-type="string">
            <text:p>pwfksorc</text:p>
          </table:table-cell>
          <table:table-cell office:value-type="string" calcext:value-type="string">
            <text:p>pwzoyc,pwyozc</text:p>
          </table:table-cell>
          <table:table-cell office:value-type="string" calcext:value-type="string">
            <text:p>pwzoyc</text:p>
          </table:table-cell>
          <table:table-cell office:value-type="string" calcext:value-type="string">
            <text:p>p,w,z,o,y,c</text:p>
          </table:table-cell>
          <table:table-cell office:value-type="string" calcext:value-type="string">
            <text:p>pwboac</text:p>
          </table:table-cell>
          <table:table-cell office:value-type="string" calcext:value-type="string">
            <text:p>p,w,b,o,a,c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-0.030993,0.7334229999999999,0.530651);k: (-0.07699199999999999,0.733425,0.531662);s: (0.10966,0.7466,0.505875);s: (0.071911,0.746328,0.519848);o: (-0.185,0.928,0.48103500000000005);o: (-0.18499200000000002,0.915077,0.481025);r: (-0.500441,0.743324,0.5217109999999999);r: (-0.606068,0.743321,0.524829);c: (-0.525007,0.923283,0.438);c: (-0.66,0.9232809999999999,0.43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27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G27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G27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pooccggwwkfkfsseerr</text:p>
          </table:table-cell>
          <table:table-cell office:value-type="string" calcext:value-type="string">
            <text:p>p,p,o,o,c,c,g,g,w,w,k,f,k,f,s,s,e,e,r,r</text:p>
          </table:table-cell>
          <table:table-cell table:number-columns-repeated="2" office:value-type="string" calcext:value-type="string">
            <text:p>pocgwkfkfser</text:p>
          </table:table-cell>
          <table:table-cell table:number-columns-repeated="2" office:value-type="string" calcext:value-type="string">
            <text:p>pocgwz</text:p>
          </table:table-cell>
          <table:table-cell office:value-type="string" calcext:value-type="string">
            <text:p>p,o,c,g,w,z</text:p>
          </table:table-cell>
          <table:table-cell office:value-type="string" calcext:value-type="string">
            <text:p>pocgwba</text:p>
          </table:table-cell>
          <table:table-cell office:value-type="string" calcext:value-type="string">
            <text:p>p,o,c,g,w,b,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g: (-0.595001,1.233,0.468999);g: (-0.7159989999999999,1.23301,0.469001);w: (0.083,1.35572,0.466);w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g: (-0.595001,1.233,0.468999);g1: (-0.7159989999999999,1.23301,0.469001);w: (0.083,1.35572,0.466);w1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g: (-0.595001,1.233,0.468999);g1: (-0.7159989999999999,1.23301,0.469001);w: (0.083,1.35572,0.466);w1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table:formula="of:=LEN([.D28])" office:value-type="float" office:value="12" calcext:value-type="float">
            <text:p>12</text:p>
          </table:table-cell>
          <table:table-cell office:value-type="float" office:value="0.723" calcext:value-type="float">
            <text:p>0.723</text:p>
          </table:table-cell>
          <table:table-cell table:formula="of:=LEN([.G28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G28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powwctgcog</text:p>
          </table:table-cell>
          <table:table-cell office:value-type="string" calcext:value-type="string">
            <text:p>p,p,o,w,w,c,t,g,c,o,g</text:p>
          </table:table-cell>
          <table:table-cell table:number-columns-repeated="2" office:value-type="string" calcext:value-type="string">
            <text:p>powctgcog</text:p>
          </table:table-cell>
          <table:table-cell table:number-columns-repeated="2" office:value-type="string" calcext:value-type="string">
            <text:p>powctgdnh</text:p>
          </table:table-cell>
          <table:table-cell office:value-type="string" calcext:value-type="string">
            <text:p>p,o,w,c,t,g,d,n,h</text:p>
          </table:table-cell>
          <table:table-cell office:value-type="string" calcext:value-type="string">
            <text:p>powctgdnh</text:p>
          </table:table-cell>
          <table:table-cell office:value-type="string" calcext:value-type="string">
            <text:p>p,o,w,c,t,g,d,n,h</text:p>
          </table:table-cell>
          <table:table-cell office:value-type="string" calcext:value-type="string">
            <text:p>p: (0.008034,0.957082,0.6890539999999999);p: (0.008041,0.9296049999999999,0.68902);o: (-0.185,0.928,0.48103500000000005);w: (-0.196022,1.35572,0.466005);w: (-0.05700499999999999,1.35572,0.46601800000000004);c: (-0.525007,0.923283,0.438);t: (-0.649,1.52939,0.68);g: (-0.595001,1.233,0.468999);c: (-0.66,0.9232809999999999,0.438);o: (-0.18499200000000002,0.915077,0.481025);g: (-0.8379989999999999,1.233,0.468999)</text:p>
          </table:table-cell>
          <table:table-cell table:style-name="ce3" office:value-type="string" calcext:value-type="string">
            <text:p>p: (0.008034,0.957082,0.6890539999999999);p1: (0.008041,0.9296049999999999,0.68902);o: (-0.185,0.928,0.48103500000000005);w: (-0.196022,1.35572,0.466005);w1: (-0.05700499999999999,1.35572,0.46601800000000004);c: (-0.525007,0.923283,0.438);t: (-0.649,1.52939,0.68);g: (-0.595001,1.233,0.468999);d: (-0.66,0.9232809999999999,0.438);n: (-0.18499200000000002,0.915077,0.481025);h: (-0.8379989999999999,1.233,0.468999)</text:p>
          </table:table-cell>
          <table:table-cell office:value-type="string" calcext:value-type="string">
            <text:p>p: (0.008034,0.957082,0.6890539999999999);p1: (0.008041,0.9296049999999999,0.68902);o: (-0.185,0.928,0.48103500000000005);w: (-0.196022,1.35572,0.466005);w1: (-0.05700499999999999,1.35572,0.46601800000000004);c: (-0.525007,0.923283,0.438);t: (-0.649,1.52939,0.68);g: (-0.595001,1.233,0.468999);d: (-0.66,0.9232809999999999,0.438);n: (-0.18499200000000002,0.915077,0.481025);h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D29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G29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G29])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  <table:table-cell table:style-name="ce3"/>
          <table:table-cell/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table:number-columns-repeated="5"/>
          <table:table-cell table:formula="of:=LEN([.D30])" office:value-type="float" office:value="0" calcext:value-type="float">
            <text:p>0</text:p>
          </table:table-cell>
          <table:table-cell/>
          <table:table-cell table:formula="of:=LEN([.G30])" office:value-type="float" office:value="0" calcext:value-type="float">
            <text:p>0</text:p>
          </table:table-cell>
          <table:table-cell/>
          <table:table-cell table:formula="of:=LEN([.G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poowwggccpo</text:p>
          </table:table-cell>
          <table:table-cell office:value-type="string" calcext:value-type="string">
            <text:p>p,p,o,o,w,w,g,g,c,c,p,o</text:p>
          </table:table-cell>
          <table:table-cell table:number-columns-repeated="2" office:value-type="string" calcext:value-type="string">
            <text:p>powgcpo</text:p>
          </table:table-cell>
          <table:table-cell table:number-columns-repeated="2" office:value-type="string" calcext:value-type="string">
            <text:p>powgcqn</text:p>
          </table:table-cell>
          <table:table-cell office:value-type="string" calcext:value-type="string">
            <text:p>p,o,w,g,c,q,n</text:p>
          </table:table-cell>
          <table:table-cell office:value-type="string" calcext:value-type="string">
            <text:p>powgcqn</text:p>
          </table:table-cell>
          <table:table-cell office:value-type="string" calcext:value-type="string">
            <text:p>p,o,w,g,c,q,n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g: (-0.595001,1.233,0.468999);g: (-0.7159989999999999,1.23301,0.469001);c: (-0.525007,0.923283,0.438);c: (-0.66,0.9232809999999999,0.438);p: (0.008001000000000001,0.902166,0.689002);o: (-0.18499200000000002,0.90217,0.481005)</text:p>
          </table:table-cell>
          <table:table-cell table:style-name="ce3"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g: (-0.595001,1.233,0.468999);g1: (-0.7159989999999999,1.23301,0.469001);c: (-0.525007,0.923283,0.438);c1: (-0.66,0.9232809999999999,0.438);q: (0.008001000000000001,0.902166,0.689002);n: (-0.18499200000000002,0.90217,0.481005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g: (-0.595001,1.233,0.468999);g1: (-0.7159989999999999,1.23301,0.469001);c: (-0.525007,0.923283,0.438);c1: (-0.66,0.9232809999999999,0.438);q: (0.008001000000000001,0.902166,0.689002);n: (-0.18499200000000002,0.90217,0.48100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3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G3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G31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pwwffkkt</text:p>
          </table:table-cell>
          <table:table-cell office:value-type="string" calcext:value-type="string">
            <text:p>p,w,f,k,t</text:p>
          </table:table-cell>
          <table:table-cell table:number-columns-repeated="2" office:value-type="string" calcext:value-type="string">
            <text:p>pwfkt</text:p>
          </table:table-cell>
          <table:table-cell table:number-columns-repeated="2" office:value-type="string" calcext:value-type="string">
            <text:p>pwzt</text:p>
          </table:table-cell>
          <table:table-cell office:value-type="string" calcext:value-type="string">
            <text:p>p,w,z,t</text:p>
          </table:table-cell>
          <table:table-cell office:value-type="string" calcext:value-type="string">
            <text:p>pwbt</text:p>
          </table:table-cell>
          <table:table-cell office:value-type="string" calcext:value-type="string">
            <text:p>p,w,b,t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0.002996,0.733422,0.533535);k: (-0.030993,0.7334229999999999,0.530651);t: (-0.649,1.52939,0.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32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G32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G32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pwwookffkrrgg</text:p>
          </table:table-cell>
          <table:table-cell office:value-type="string" calcext:value-type="string">
            <text:p>p,p,w,w,o,o,k,f,f,k,r,r,g,g</text:p>
          </table:table-cell>
          <table:table-cell table:number-columns-repeated="2" office:value-type="string" calcext:value-type="string">
            <text:p>pwokfkrg</text:p>
          </table:table-cell>
          <table:table-cell table:number-columns-repeated="2" office:value-type="string" calcext:value-type="string">
            <text:p>pwozg</text:p>
          </table:table-cell>
          <table:table-cell office:value-type="string" calcext:value-type="string">
            <text:p>p,w,o,z,g</text:p>
          </table:table-cell>
          <table:table-cell office:value-type="string" calcext:value-type="string">
            <text:p>pwobag</text:p>
          </table:table-cell>
          <table:table-cell office:value-type="string" calcext:value-type="string">
            <text:p>p,w,o,b,a,g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1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1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33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G33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G33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opcogpgwwffkkssrr</text:p>
          </table:table-cell>
          <table:table-cell office:value-type="string" calcext:value-type="string">
            <text:p>c,o,p,c,o,g,p,g,w,w,f,f,k,k,s,s,r,r</text:p>
          </table:table-cell>
          <table:table-cell table:number-columns-repeated="2" office:value-type="string" calcext:value-type="string">
            <text:p>copcogpgwfksr</text:p>
          </table:table-cell>
          <table:table-cell table:number-columns-repeated="2" office:value-type="string" calcext:value-type="string">
            <text:p>copdngqhwz</text:p>
          </table:table-cell>
          <table:table-cell office:value-type="string" calcext:value-type="string">
            <text:p>c,o,p,d,n,g,q,h,w,z</text:p>
          </table:table-cell>
          <table:table-cell office:value-type="string" calcext:value-type="string">
            <text:p>copdngqhwba</text:p>
          </table:table-cell>
          <table:table-cell office:value-type="string" calcext:value-type="string">
            <text:p>c,o,p,d,n,g,q,h,w,b,a</text:p>
          </table:table-cell>
          <table:table-cell office:value-type="string" calcext:value-type="string">
            <text:p>c: (-0.66,0.9232809999999999,0.438);o: (-0.18499200000000002,0.915077,0.481025);p: (0.008034,0.957082,0.6890539999999999);c: (-0.525007,0.923283,0.438);o: (-0.185,0.928,0.48103500000000005);g: (0.393111,0.745051,-0.593776);p: (0.008001000000000001,0.902166,0.689002);g: (-0.8379989999999999,1.233,0.468999);w: (-0.196022,1.35572,0.466005);w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c: (-0.66,0.9232809999999999,0.438);o: (-0.18499200000000002,0.915077,0.481025);p: (0.008034,0.957082,0.6890539999999999);d: (-0.525007,0.923283,0.438);n: (-0.185,0.928,0.48103500000000005);g: (0.393111,0.745051,-0.593776);q: (0.008001000000000001,0.902166,0.689002);h: (-0.8379989999999999,1.233,0.468999);w: (-0.196022,1.35572,0.466005);w1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c: (-0.66,0.9232809999999999,0.438);o: (-0.18499200000000002,0.915077,0.481025);p: (0.008034,0.957082,0.6890539999999999);d: (-0.525007,0.923283,0.438);n: (-0.185,0.928,0.48103500000000005);g: (0.393111,0.745051,-0.593776);q: (0.008001000000000001,0.902166,0.689002);h: (-0.8379989999999999,1.233,0.468999);w: (-0.196022,1.35572,0.466005);w1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D34])" office:value-type="float" office:value="13" calcext:value-type="float">
            <text:p>13</text:p>
          </table:table-cell>
          <table:table-cell office:value-type="float" office:value="0.824" calcext:value-type="float">
            <text:p>0.824</text:p>
          </table:table-cell>
          <table:table-cell table:formula="of:=LEN([.G34])" office:value-type="float" office:value="10" calcext:value-type="float">
            <text:p>10</text:p>
          </table:table-cell>
          <table:table-cell office:value-type="float" office:value="0.838" calcext:value-type="float">
            <text:p>0.838</text:p>
          </table:table-cell>
          <table:table-cell table:formula="of:=LEN([.G34])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pgsfkskfg</text:p>
          </table:table-cell>
          <table:table-cell office:value-type="string" calcext:value-type="string">
            <text:p>p,p,g,s,f,k,s,k,f,g</text:p>
          </table:table-cell>
          <table:table-cell table:number-columns-repeated="2" office:value-type="string" calcext:value-type="string">
            <text:p>pgsfkskfg</text:p>
          </table:table-cell>
          <table:table-cell table:number-columns-repeated="2" office:value-type="string" calcext:value-type="string">
            <text:p>pgzh</text:p>
          </table:table-cell>
          <table:table-cell office:value-type="string" calcext:value-type="string">
            <text:p>p,g,z,h</text:p>
          </table:table-cell>
          <table:table-cell office:value-type="string" calcext:value-type="string">
            <text:p>pgbh</text:p>
          </table:table-cell>
          <table:table-cell office:value-type="string" calcext:value-type="string">
            <text:p>p,g,b,h</text:p>
          </table:table-cell>
          <table:table-cell office:value-type="string" calcext:value-type="string">
            <text:p>p: (0.008034,0.957082,0.6890539999999999);p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g: (-0.7159989999999999,1.23301,0.469001)</text:p>
          </table:table-cell>
          <table:table-cell office:value-type="string" calcext:value-type="string">
            <text:p>p: (0.008034,0.957082,0.6890539999999999);p1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h: (-0.7159989999999999,1.23301,0.469001)</text:p>
          </table:table-cell>
          <table:table-cell office:value-type="string" calcext:value-type="string">
            <text:p>p: (0.008034,0.957082,0.6890539999999999);p1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h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D35])" office:value-type="float" office:value="9" calcext:value-type="float">
            <text:p>9</text:p>
          </table:table-cell>
          <table:table-cell office:value-type="float" office:value="0.605" calcext:value-type="float">
            <text:p>0.605</text:p>
          </table:table-cell>
          <table:table-cell table:formula="of:=LEN([.G3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G35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gptocccooppwwgg</text:p>
          </table:table-cell>
          <table:table-cell office:value-type="string" calcext:value-type="string">
            <text:p>w,g,p,t,o,c,c,c,o,o,p,p,w,w,g,g</text:p>
          </table:table-cell>
          <table:table-cell table:number-columns-repeated="2" office:value-type="string" calcext:value-type="string">
            <text:p>wgptocopwg</text:p>
          </table:table-cell>
          <table:table-cell table:number-columns-repeated="2" office:value-type="string" calcext:value-type="string">
            <text:p>wgptocnqxh</text:p>
          </table:table-cell>
          <table:table-cell office:value-type="string" calcext:value-type="string">
            <text:p>w,g,p,t,o,c,n,q,x,h</text:p>
          </table:table-cell>
          <table:table-cell office:value-type="string" calcext:value-type="string">
            <text:p>wgptocnqxh</text:p>
          </table:table-cell>
          <table:table-cell office:value-type="string" calcext:value-type="string">
            <text:p>w,g,p,t,o,c,n,q,x,h</text:p>
          </table:table-cell>
          <table:table-cell office:value-type="string" calcext:value-type="string">
            <text:p>w: (0.083,1.35572,0.466);g: (-0.595001,1.233,0.468999);p: (0.008034,0.957082,0.6890539999999999);t: (-0.649,1.52939,0.68);o: (-0.185,0.928,0.48103500000000005);c: (-0.525007,0.923283,0.438);c: (-0.66,0.9232809999999999,0.438);c: (-0.7949970000000001,0.9232809999999999,0.438);o: (-0.18499200000000002,0.902176,0.48100600000000004);o: (-0.18499200000000002,0.915077,0.481025);p: (0.008001000000000001,0.902166,0.689002);p: (0.008041,0.9296049999999999,0.68902);w: (-0.196022,1.35572,0.466005);w: (-0.05700499999999999,1.35572,0.46601800000000004);g: (-0.7159989999999999,1.23301,0.469001);g: (-0.8379989999999999,1.233,0.468999)</text:p>
          </table:table-cell>
          <table:table-cell table:style-name="ce3" office:value-type="string" calcext:value-type="string">
            <text:p>w: (0.083,1.35572,0.466);g: (-0.595001,1.233,0.468999);p: (0.008034,0.957082,0.6890539999999999);t: (-0.649,1.52939,0.68);o: (-0.185,0.928,0.48103500000000005);c: (-0.525007,0.923283,0.438);c1: (-0.66,0.9232809999999999,0.438);c2: (-0.7949970000000001,0.9232809999999999,0.438);o: (-0.18499200000000002,0.902176,0.48100600000000004);o1: (-0.18499200000000002,0.915077,0.481025);n: (0.008001000000000001,0.902166,0.689002);q: (0.008041,0.9296049999999999,0.68902);x: (-0.196022,1.35572,0.466005);x1: (-0.05700499999999999,1.35572,0.46601800000000004);h: (-0.7159989999999999,1.23301,0.469001);h1: (-0.8379989999999999,1.233,0.468999)</text:p>
          </table:table-cell>
          <table:table-cell office:value-type="string" calcext:value-type="string">
            <text:p>w: (0.083,1.35572,0.466);g: (-0.595001,1.233,0.468999);p: (0.008034,0.957082,0.6890539999999999);t: (-0.649,1.52939,0.68);o: (-0.185,0.928,0.48103500000000005);c: (-0.525007,0.923283,0.438);c1: (-0.66,0.9232809999999999,0.438);c2: (-0.7949970000000001,0.9232809999999999,0.438);o: (-0.18499200000000002,0.902176,0.48100600000000004);o1: (-0.18499200000000002,0.915077,0.481025);n: (0.008001000000000001,0.902166,0.689002);q: (0.008041,0.9296049999999999,0.68902);x: (-0.196022,1.35572,0.466005);x1: (-0.05700499999999999,1.35572,0.46601800000000004);h: (-0.7159989999999999,1.23301,0.469001);h1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D36])" office:value-type="float" office:value="10" calcext:value-type="float">
            <text:p>10</text:p>
          </table:table-cell>
          <table:table-cell office:value-type="float" office:value="0.824" calcext:value-type="float">
            <text:p>0.824</text:p>
          </table:table-cell>
          <table:table-cell table:formula="of:=LEN([.G36])" office:value-type="float" office:value="10" calcext:value-type="float">
            <text:p>10</text:p>
          </table:table-cell>
          <table:table-cell office:value-type="float" office:value="0.824" calcext:value-type="float">
            <text:p>0.824</text:p>
          </table:table-cell>
          <table:table-cell table:formula="of:=LEN([.G36])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poowwccggrree</text:p>
          </table:table-cell>
          <table:table-cell office:value-type="string" calcext:value-type="string">
            <text:p>p,o,w,c,g,r,e</text:p>
          </table:table-cell>
          <table:table-cell table:number-columns-repeated="2" office:value-type="string" calcext:value-type="string">
            <text:p>powcgre</text:p>
          </table:table-cell>
          <table:table-cell table:number-columns-repeated="2" office:value-type="string" calcext:value-type="string">
            <text:p>powcgz</text:p>
          </table:table-cell>
          <table:table-cell office:value-type="string" calcext:value-type="string">
            <text:p>p,o,w,c,g,z</text:p>
          </table:table-cell>
          <table:table-cell office:value-type="string" calcext:value-type="string">
            <text:p>powcga</text:p>
          </table:table-cell>
          <table:table-cell office:value-type="string" calcext:value-type="string">
            <text:p>p,o,w,c,g,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05700499999999999,1.35572,0.46601800000000004);c: (-0.525007,0.923283,0.438);c: (-0.66,0.9232809999999999,0.438);g: (-0.595001,1.233,0.468999);g: (-0.7159989999999999,1.23301,0.469001);r: (-0.500441,0.743324,0.5217109999999999);r: (-0.606068,0.743321,0.524829);e: (-0.7940520000000001,0.7428739999999999,0.503884);e: (-0.765776,0.742873,0.515548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37])" office:value-type="float" office:value="7" calcext:value-type="float">
            <text:p>7</text:p>
          </table:table-cell>
          <table:table-cell office:value-type="float" office:value="0.723" calcext:value-type="float">
            <text:p>0.723</text:p>
          </table:table-cell>
          <table:table-cell table:formula="of:=LEN([.G37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G37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erkscwgtf</text:p>
          </table:table-cell>
          <table:table-cell office:value-type="string" calcext:value-type="string">
            <text:p>p,e,r,k,s,c,w,g,t,f</text:p>
          </table:table-cell>
          <table:table-cell table:number-columns-repeated="2" office:value-type="string" calcext:value-type="string">
            <text:p>perkscwgtf</text:p>
          </table:table-cell>
          <table:table-cell office:value-type="string" calcext:value-type="string">
            <text:p>pzcwgty,pycwgtz</text:p>
          </table:table-cell>
          <table:table-cell office:value-type="string" calcext:value-type="string">
            <text:p>pzcwgty</text:p>
          </table:table-cell>
          <table:table-cell office:value-type="string" calcext:value-type="string">
            <text:p>p,z,c,w,g,t,y</text:p>
          </table:table-cell>
          <table:table-cell office:value-type="string" calcext:value-type="string">
            <text:p>pabcwgtb</text:p>
          </table:table-cell>
          <table:table-cell office:value-type="string" calcext:value-type="string">
            <text:p>p,a,b,c,w,g,t,b</text:p>
          </table:table-cell>
          <table:table-cell table:number-columns-repeated="2"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</text:p>
          </table:table-cell>
          <table:table-cell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D38])" office:value-type="float" office:value="10" calcext:value-type="float">
            <text:p>10</text:p>
          </table:table-cell>
          <table:table-cell office:value-type="float" office:value="0.756" calcext:value-type="float">
            <text:p>0.756</text:p>
          </table:table-cell>
          <table:table-cell table:formula="of:=LEN([.G38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G38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pccggwwoorrkfkfss</text:p>
          </table:table-cell>
          <table:table-cell office:value-type="string" calcext:value-type="string">
            <text:p>p,p,c,c,g,g,w,w,o,o,r,r,k,f,k,f,s,s</text:p>
          </table:table-cell>
          <table:table-cell table:number-columns-repeated="2" office:value-type="string" calcext:value-type="string">
            <text:p>pcgworkfkfs</text:p>
          </table:table-cell>
          <table:table-cell table:number-columns-repeated="2" office:value-type="string" calcext:value-type="string">
            <text:p>pcgwoz</text:p>
          </table:table-cell>
          <table:table-cell office:value-type="string" calcext:value-type="string">
            <text:p>p,c,g,w,o,z</text:p>
          </table:table-cell>
          <table:table-cell office:value-type="string" calcext:value-type="string">
            <text:p>pcgwoab</text:p>
          </table:table-cell>
          <table:table-cell office:value-type="string" calcext:value-type="string">
            <text:p>p,c,g,w,o,a,b</text:p>
          </table:table-cell>
          <table:table-cell office:value-type="string" calcext:value-type="string">
            <text:p>p: (0.008034,0.957082,0.6890539999999999);p: (0.008041,0.9296049999999999,0.68902);c: (-0.66,0.9232809999999999,0.438);c: (-0.525007,0.923283,0.438);g: (-0.595001,1.233,0.468999);g: (-0.7159989999999999,1.23301,0.469001);w: (-0.05700499999999999,1.35572,0.46601800000000004);w: (-0.196022,1.35572,0.466005);o: (-0.18499200000000002,0.915077,0.481025);o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 office:value-type="string" calcext:value-type="string">
            <text:p>p: (0.008034,0.957082,0.6890539999999999);p1: (0.008041,0.9296049999999999,0.68902);c: (-0.66,0.9232809999999999,0.438);c1: (-0.525007,0.923283,0.438);g: (-0.595001,1.233,0.468999);g1: (-0.7159989999999999,1.23301,0.469001);w: (-0.05700499999999999,1.35572,0.46601800000000004);w1: (-0.196022,1.35572,0.466005);o: (-0.18499200000000002,0.915077,0.481025);o1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 office:value-type="string" calcext:value-type="string">
            <text:p>p: (0.008034,0.957082,0.6890539999999999);p1: (0.008041,0.9296049999999999,0.68902);c: (-0.66,0.9232809999999999,0.438);c1: (-0.525007,0.923283,0.438);g: (-0.595001,1.233,0.468999);g1: (-0.7159989999999999,1.23301,0.469001);w: (-0.05700499999999999,1.35572,0.46601800000000004);w1: (-0.196022,1.35572,0.466005);o: (-0.18499200000000002,0.915077,0.481025);o1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D39])" office:value-type="float" office:value="11" calcext:value-type="float">
            <text:p>11</text:p>
          </table:table-cell>
          <table:table-cell office:value-type="float" office:value="0.723" calcext:value-type="float">
            <text:p>0.723</text:p>
          </table:table-cell>
          <table:table-cell table:formula="of:=LEN([.G39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G39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opoccggkkrr</text:p>
          </table:table-cell>
          <table:table-cell office:value-type="string" calcext:value-type="string">
            <text:p>p,o,p,o,c,c,g,g,k,k,r,r</text:p>
          </table:table-cell>
          <table:table-cell table:number-columns-repeated="2" office:value-type="string" calcext:value-type="string">
            <text:p>popocgkr</text:p>
          </table:table-cell>
          <table:table-cell table:number-columns-repeated="2" office:value-type="string" calcext:value-type="string">
            <text:p>poqncgz</text:p>
          </table:table-cell>
          <table:table-cell office:value-type="string" calcext:value-type="string">
            <text:p>p,o,q,n,c,g,z</text:p>
          </table:table-cell>
          <table:table-cell office:value-type="string" calcext:value-type="string">
            <text:p>poqncgba</text:p>
          </table:table-cell>
          <table:table-cell office:value-type="string" calcext:value-type="string">
            <text:p>p,o,q,n,c,g,b,a</text:p>
          </table:table-cell>
          <table:table-cell office:value-type="string" calcext:value-type="string">
            <text:p>p: (0.008034,0.957082,0.6890539999999999);o: (-0.185,0.928,0.48103500000000005);p: (0.008041,0.9296049999999999,0.68902);o: (-0.18499200000000002,0.915077,0.481025);c: (-0.525007,0.923283,0.438);c: (-0.66,0.9232809999999999,0.438);g: (-0.595001,1.233,0.468999);g: (-0.7159989999999999,1.23301,0.469001);k: (-0.030993,0.7334229999999999,0.530651);k: (-0.07699199999999999,0.733425,0.531662);r: (-0.500441,0.743324,0.5217109999999999);r: (-0.606068,0.743321,0.524829)</text:p>
          </table:table-cell>
          <table:table-cell office:value-type="string" calcext:value-type="string">
            <text:p>p: (0.008034,0.957082,0.6890539999999999);o: (-0.185,0.928,0.48103500000000005);q: (0.008041,0.9296049999999999,0.68902);n: (-0.18499200000000002,0.915077,0.481025);c: (-0.525007,0.923283,0.438);c1: (-0.66,0.9232809999999999,0.438);g: (-0.595001,1.233,0.468999);g1: (-0.7159989999999999,1.23301,0.469001);k: (-0.030993,0.7334229999999999,0.530651);k: (-0.07699199999999999,0.733425,0.531662);r: (-0.500441,0.743324,0.5217109999999999);r: (-0.606068,0.743321,0.524829)</text:p>
          </table:table-cell>
          <table:table-cell office:value-type="string" calcext:value-type="string">
            <text:p>p: (0.008034,0.957082,0.6890539999999999);o: (-0.185,0.928,0.48103500000000005);q: (0.008041,0.9296049999999999,0.68902);n: (-0.18499200000000002,0.915077,0.481025);c: (-0.525007,0.923283,0.438);c1: (-0.66,0.9232809999999999,0.438);g: (-0.595001,1.233,0.468999);g1: (-0.7159989999999999,1.23301,0.469001);k: (-0.030993,0.7334229999999999,0.530651);k: (-0.07699199999999999,0.733425,0.531662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40])" office:value-type="float" office:value="8" calcext:value-type="float">
            <text:p>8</text:p>
          </table:table-cell>
          <table:table-cell office:value-type="float" office:value="0.756" calcext:value-type="float">
            <text:p>0.756</text:p>
          </table:table-cell>
          <table:table-cell table:formula="of:=LEN([.G40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G40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wtggccfkfkssrr</text:p>
          </table:table-cell>
          <table:table-cell office:value-type="string" calcext:value-type="string">
            <text:p>p,w,t,g,g,c,c,f,k,f,k,s,s,r,r</text:p>
          </table:table-cell>
          <table:table-cell table:number-columns-repeated="2" office:value-type="string" calcext:value-type="string">
            <text:p>pwtgcfkfksr</text:p>
          </table:table-cell>
          <table:table-cell table:number-columns-repeated="2" office:value-type="string" calcext:value-type="string">
            <text:p>pwtgcz</text:p>
          </table:table-cell>
          <table:table-cell office:value-type="string" calcext:value-type="string">
            <text:p>p,w,t,g,c,z</text:p>
          </table:table-cell>
          <table:table-cell office:value-type="string" calcext:value-type="string">
            <text:p>pwtgcba</text:p>
          </table:table-cell>
          <table:table-cell office:value-type="string" calcext:value-type="string">
            <text:p>p,w,t,g,c,b,a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: (-0.595001,1.233,0.468999);c: (-0.525007,0.923283,0.438);c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1: (-0.595001,1.233,0.468999);c: (-0.525007,0.923283,0.438);c1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1: (-0.595001,1.233,0.468999);c: (-0.525007,0.923283,0.438);c1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D41])" office:value-type="float" office:value="11" calcext:value-type="float">
            <text:p>11</text:p>
          </table:table-cell>
          <table:table-cell office:value-type="float" office:value="0.723" calcext:value-type="float">
            <text:p>0.723</text:p>
          </table:table-cell>
          <table:table-cell table:formula="of:=LEN([.G41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G41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pooccwwkkff</text:p>
          </table:table-cell>
          <table:table-cell office:value-type="string" calcext:value-type="string">
            <text:p>p,o,c,w,k,f</text:p>
          </table:table-cell>
          <table:table-cell table:number-columns-repeated="2" office:value-type="string" calcext:value-type="string">
            <text:p>pocwkf</text:p>
          </table:table-cell>
          <table:table-cell table:number-columns-repeated="2" office:value-type="string" calcext:value-type="string">
            <text:p>pocwz</text:p>
          </table:table-cell>
          <table:table-cell office:value-type="string" calcext:value-type="string">
            <text:p>p,o,c,w,z</text:p>
          </table:table-cell>
          <table:table-cell office:value-type="string" calcext:value-type="string">
            <text:p>pocwb</text:p>
          </table:table-cell>
          <table:table-cell office:value-type="string" calcext:value-type="string">
            <text:p>p,o,c,w,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w: (-0.196022,1.35572,0.466005);w: (-0.05700499999999999,1.35572,0.46601800000000004);k: (-0.030993,0.7334229999999999,0.530651);k: (-0.07699199999999999,0.733425,0.531662);f: (-0.20802600000000002,0.7442439999999999,0.557671);f: (-0.165225,0.7442479999999999,0.557615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4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G42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42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pgggkfkf</text:p>
          </table:table-cell>
          <table:table-cell office:value-type="string" calcext:value-type="string">
            <text:p>p,p,g,g,g,k,f,k,f</text:p>
          </table:table-cell>
          <table:table-cell table:number-columns-repeated="2" office:value-type="string" calcext:value-type="string">
            <text:p>pgkfkf</text:p>
          </table:table-cell>
          <table:table-cell table:number-columns-repeated="2" office:value-type="string" calcext:value-type="string">
            <text:p>pgz</text:p>
          </table:table-cell>
          <table:table-cell office:value-type="string" calcext:value-type="string">
            <text:p>p,g,z</text:p>
          </table:table-cell>
          <table:table-cell office:value-type="string" calcext:value-type="string">
            <text:p>pgb</text:p>
          </table:table-cell>
          <table:table-cell office:value-type="string" calcext:value-type="string">
            <text:p>p,g,b</text:p>
          </table:table-cell>
          <table:table-cell office:value-type="string" calcext:value-type="string">
            <text:p>p: (0.008034,0.957082,0.6890539999999999);p: (0.008041,0.9296049999999999,0.68902);g: (-0.595001,1.233,0.468999);g: (-0.7159989999999999,1.23301,0.469001);g: (-0.8379989999999999,1.233,0.468999);k: (-0.030993,0.7334229999999999,0.530651);f: (-0.165225,0.7442479999999999,0.557615);k: (-0.07699199999999999,0.733425,0.531662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g2: (-0.8379989999999999,1.233,0.468999);k: (-0.030993,0.7334229999999999,0.530651);f: (-0.165225,0.7442479999999999,0.557615);k: (-0.07699199999999999,0.733425,0.531662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g2: (-0.8379989999999999,1.233,0.468999);k: (-0.030993,0.7334229999999999,0.530651);f: (-0.165225,0.7442479999999999,0.557615);k: (-0.07699199999999999,0.733425,0.531662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43])" office:value-type="float" office:value="6" calcext:value-type="float">
            <text:p>6</text:p>
          </table:table-cell>
          <table:table-cell office:value-type="float" office:value="0.44" calcext:value-type="float">
            <text:p>0.44</text:p>
          </table:table-cell>
          <table:table-cell table:formula="of:=LEN([.G43])" office:value-type="float" office:value="3" calcext:value-type="float">
            <text:p>3</text:p>
          </table:table-cell>
          <table:table-cell office:value-type="float" office:value="0.605" calcext:value-type="float">
            <text:p>0.605</text:p>
          </table:table-cell>
          <table:table-cell table:formula="of:=LEN([.G43]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wopg</text:p>
          </table:table-cell>
          <table:table-cell office:value-type="string" calcext:value-type="string">
            <text:p>c,w,o,p,g</text:p>
          </table:table-cell>
          <table:table-cell table:number-columns-repeated="4" office:value-type="string" calcext:value-type="string">
            <text:p>cwopg</text:p>
          </table:table-cell>
          <table:table-cell office:value-type="string" calcext:value-type="string">
            <text:p>c,w,o,p,g</text:p>
          </table:table-cell>
          <table:table-cell office:value-type="string" calcext:value-type="string">
            <text:p>cwopg</text:p>
          </table:table-cell>
          <table:table-cell office:value-type="string" calcext:value-type="string">
            <text:p>c,w,o,p,g</text:p>
          </table:table-cell>
          <table:table-cell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table:style-name="ce3"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4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4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44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poowwccggkfkfrr</text:p>
          </table:table-cell>
          <table:table-cell office:value-type="string" calcext:value-type="string">
            <text:p>p,p,o,o,w,w,c,c,g,g,k,f,k,f,r,r</text:p>
          </table:table-cell>
          <table:table-cell table:number-columns-repeated="2" office:value-type="string" calcext:value-type="string">
            <text:p>powcgkfkfr</text:p>
          </table:table-cell>
          <table:table-cell table:number-columns-repeated="2" office:value-type="string" calcext:value-type="string">
            <text:p>powcgz</text:p>
          </table:table-cell>
          <table:table-cell office:value-type="string" calcext:value-type="string">
            <text:p>p,o,w,c,g,z</text:p>
          </table:table-cell>
          <table:table-cell office:value-type="string" calcext:value-type="string">
            <text:p>powcgba</text:p>
          </table:table-cell>
          <table:table-cell office:value-type="string" calcext:value-type="string">
            <text:p>p,o,w,c,g,b,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196022,1.35572,0.466005);c: (-0.66,0.9232809999999999,0.438);c: (-0.525007,0.923283,0.438);g: (-0.595001,1.233,0.468999);g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196022,1.35572,0.466005);c: (-0.66,0.9232809999999999,0.438);c1: (-0.525007,0.923283,0.438);g: (-0.595001,1.233,0.468999);g1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196022,1.35572,0.466005);c: (-0.66,0.9232809999999999,0.438);c1: (-0.525007,0.923283,0.438);g: (-0.595001,1.233,0.468999);g1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D45])" office:value-type="float" office:value="10" calcext:value-type="float">
            <text:p>10</text:p>
          </table:table-cell>
          <table:table-cell office:value-type="float" office:value="0.723" calcext:value-type="float">
            <text:p>0.723</text:p>
          </table:table-cell>
          <table:table-cell table:formula="of:=LEN([.G45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G45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wppggffkssk</text:p>
          </table:table-cell>
          <table:table-cell office:value-type="string" calcext:value-type="string">
            <text:p>w,w,p,p,g,g,f,f,k,s,s,k</text:p>
          </table:table-cell>
          <table:table-cell table:number-columns-repeated="2" office:value-type="string" calcext:value-type="string">
            <text:p>wpgfksk</text:p>
          </table:table-cell>
          <table:table-cell table:number-columns-repeated="2" office:value-type="string" calcext:value-type="string">
            <text:p>wpgz</text:p>
          </table:table-cell>
          <table:table-cell office:value-type="string" calcext:value-type="string">
            <text:p>w,p,g,z</text:p>
          </table:table-cell>
          <table:table-cell office:value-type="string" calcext:value-type="string">
            <text:p>wpgb</text:p>
          </table:table-cell>
          <table:table-cell office:value-type="string" calcext:value-type="string">
            <text:p>w,p,g,b</text:p>
          </table:table-cell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46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G46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G46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ocwcpoerre</text:p>
          </table:table-cell>
          <table:table-cell office:value-type="string" calcext:value-type="string">
            <text:p>p,o,c,w,c,p,o,e,r,r,e</text:p>
          </table:table-cell>
          <table:table-cell table:number-columns-repeated="2" office:value-type="string" calcext:value-type="string">
            <text:p>pocwcpoere</text:p>
          </table:table-cell>
          <table:table-cell table:number-columns-repeated="2" office:value-type="string" calcext:value-type="string">
            <text:p>pocwdqnz</text:p>
          </table:table-cell>
          <table:table-cell office:value-type="string" calcext:value-type="string">
            <text:p>p,o,c,w,d,q,n,z</text:p>
          </table:table-cell>
          <table:table-cell office:value-type="string" calcext:value-type="string">
            <text:p>pocwdqna</text:p>
          </table:table-cell>
          <table:table-cell office:value-type="string" calcext:value-type="string">
            <text:p>p,o,c,w,d,q,n,a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c: (-0.66,0.9232809999999999,0.438);p: (0.008041,0.9296049999999999,0.68902);o: (-0.18499200000000002,0.915077,0.481025);e: (-0.7940520000000001,0.7428739999999999,0.503884);r: (-0.606068,0.743321,0.524829);r: (-0.500441,0.743324,0.5217109999999999);e: (-0.765776,0.742873,0.515548)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d: (-0.66,0.9232809999999999,0.438);q: (0.008041,0.9296049999999999,0.68902);n: (-0.18499200000000002,0.915077,0.481025);e: (-0.7940520000000001,0.7428739999999999,0.503884);r: (-0.606068,0.743321,0.524829);r: (-0.500441,0.743324,0.5217109999999999);e: (-0.765776,0.742873,0.515548)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d: (-0.66,0.9232809999999999,0.438);q: (0.008041,0.9296049999999999,0.68902);n: (-0.18499200000000002,0.915077,0.481025);e: (-0.7940520000000001,0.7428739999999999,0.503884);r: (-0.606068,0.743321,0.524829);r: (-0.500441,0.743324,0.5217109999999999);e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D47])" office:value-type="float" office:value="10" calcext:value-type="float">
            <text:p>10</text:p>
          </table:table-cell>
          <table:table-cell office:value-type="float" office:value="0.785" calcext:value-type="float">
            <text:p>0.785</text:p>
          </table:table-cell>
          <table:table-cell table:formula="of:=LEN([.G47])"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 table:formula="of:=LEN([.G47]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wkf</text:p>
          </table:table-cell>
          <table:table-cell office:value-type="string" calcext:value-type="string">
            <text:p>p,w,k,f</text:p>
          </table:table-cell>
          <table:table-cell table:number-columns-repeated="2" office:value-type="string" calcext:value-type="string">
            <text:p>pwkf</text:p>
          </table:table-cell>
          <table:table-cell table:number-columns-repeated="2" office:value-type="string" calcext:value-type="string">
            <text:p>pwz</text:p>
          </table:table-cell>
          <table:table-cell office:value-type="string" calcext:value-type="string">
            <text:p>p,w,z</text:p>
          </table:table-cell>
          <table:table-cell office:value-type="string" calcext:value-type="string">
            <text:p>pwb</text:p>
          </table:table-cell>
          <table:table-cell office:value-type="string" calcext:value-type="string">
            <text:p>p,w,b</text:p>
          </table:table-cell>
          <table:table-cell table:number-columns-repeated="2" office:value-type="string" calcext:value-type="string">
            <text:p>p: (0.008034,0.957082,0.6890539999999999);w: (-0.196022,1.35572,0.466005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w: (-0.196022,1.35572,0.466005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D48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G48])" office:value-type="float" office:value="3" calcext:value-type="float">
            <text:p>3</text:p>
          </table:table-cell>
          <table:table-cell office:value-type="float" office:value="0.605" calcext:value-type="float">
            <text:p>0.605</text:p>
          </table:table-cell>
          <table:table-cell table:formula="of:=LEN([.G48]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ptgo</text:p>
          </table:table-cell>
          <table:table-cell office:value-type="string" calcext:value-type="string">
            <text:p>c,p,t,g,o</text:p>
          </table:table-cell>
          <table:table-cell table:number-columns-repeated="4" office:value-type="string" calcext:value-type="string">
            <text:p>cptgo</text:p>
          </table:table-cell>
          <table:table-cell office:value-type="string" calcext:value-type="string">
            <text:p>c,p,t,g,o</text:p>
          </table:table-cell>
          <table:table-cell office:value-type="string" calcext:value-type="string">
            <text:p>cptgo</text:p>
          </table:table-cell>
          <table:table-cell office:value-type="string" calcext:value-type="string">
            <text:p>c,p,t,g,o</text:p>
          </table:table-cell>
          <table:table-cell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table:style-name="ce3"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49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49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49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0"/>
          <table:table-cell table:style-name="ce3"/>
          <table:table-cell/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formula="of:=LEN([.D50])" office:value-type="float" office:value="0" calcext:value-type="float">
            <text:p>0</text:p>
          </table:table-cell>
          <table:table-cell/>
          <table:table-cell table:formula="of:=LEN([.G50])" office:value-type="float" office:value="0" calcext:value-type="float">
            <text:p>0</text:p>
          </table:table-cell>
          <table:table-cell/>
          <table:table-cell table:formula="of:=LEN([.G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pooccffkksswwggrr</text:p>
          </table:table-cell>
          <table:table-cell office:value-type="string" calcext:value-type="string">
            <text:p>p,p,o,o,c,c,f,f,k,k,s,s,w,w,g,g,r,r</text:p>
          </table:table-cell>
          <table:table-cell table:number-columns-repeated="2" office:value-type="string" calcext:value-type="string">
            <text:p>pocfkswgr</text:p>
          </table:table-cell>
          <table:table-cell office:value-type="string" calcext:value-type="string">
            <text:p>poczwgy,pocywgz</text:p>
          </table:table-cell>
          <table:table-cell office:value-type="string" calcext:value-type="string">
            <text:p>poczwgy</text:p>
          </table:table-cell>
          <table:table-cell office:value-type="string" calcext:value-type="string">
            <text:p>p,o,c,z,w,g,y</text:p>
          </table:table-cell>
          <table:table-cell office:value-type="string" calcext:value-type="string">
            <text:p>pocbwga</text:p>
          </table:table-cell>
          <table:table-cell office:value-type="string" calcext:value-type="string">
            <text:p>p,o,c,b,w,g,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660004,0.923283,0.438);c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: (0.083,1.35572,0.466);g: (-0.595001,1.233,0.468999);g: (-0.7159989999999999,1.23301,0.46900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660004,0.923283,0.438);c1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1: (0.083,1.35572,0.466);g: (-0.595001,1.233,0.468999);g1: (-0.7159989999999999,1.23301,0.46900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660004,0.923283,0.438);c1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1: (0.083,1.35572,0.466);g: (-0.595001,1.233,0.468999);g1: (-0.7159989999999999,1.23301,0.469001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D51])" office:value-type="float" office:value="9" calcext:value-type="float">
            <text:p>9</text:p>
          </table:table-cell>
          <table:table-cell office:value-type="float" office:value="0.756" calcext:value-type="float">
            <text:p>0.756</text:p>
          </table:table-cell>
          <table:table-cell table:formula="of:=LEN([.G5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G51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poowwccfkfk</text:p>
          </table:table-cell>
          <table:table-cell office:value-type="string" calcext:value-type="string">
            <text:p>p,p,o,o,w,w,c,c,f,k,f,k</text:p>
          </table:table-cell>
          <table:table-cell table:number-columns-repeated="2" office:value-type="string" calcext:value-type="string">
            <text:p>powcfkfk</text:p>
          </table:table-cell>
          <table:table-cell table:number-columns-repeated="2" office:value-type="string" calcext:value-type="string">
            <text:p>powcz</text:p>
          </table:table-cell>
          <table:table-cell office:value-type="string" calcext:value-type="string">
            <text:p>p,o,w,c,z</text:p>
          </table:table-cell>
          <table:table-cell office:value-type="string" calcext:value-type="string">
            <text:p>powcb</text:p>
          </table:table-cell>
          <table:table-cell office:value-type="string" calcext:value-type="string">
            <text:p>p,o,w,c,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c: (-0.525007,0.923283,0.438);c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c: (-0.525007,0.923283,0.438);c1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c: (-0.525007,0.923283,0.438);c1: (-0.66,0.9232809999999999,0.438);f: (-0.165225,0.7442479999999999,0.557615);k: (-0.030993,0.7334229999999999,0.530651);f: (-0.20802600000000002,0.7442439999999999,0.557671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52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G52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52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pwwggfkssfk</text:p>
          </table:table-cell>
          <table:table-cell office:value-type="string" calcext:value-type="string">
            <text:p>p,p,w,w,g,g,f,k,s,s,f,k</text:p>
          </table:table-cell>
          <table:table-cell table:number-columns-repeated="2" office:value-type="string" calcext:value-type="string">
            <text:p>pwgfksfk</text:p>
          </table:table-cell>
          <table:table-cell table:number-columns-repeated="2" office:value-type="string" calcext:value-type="string">
            <text:p>pwgz</text:p>
          </table:table-cell>
          <table:table-cell office:value-type="string" calcext:value-type="string">
            <text:p>p,w,g,z</text:p>
          </table:table-cell>
          <table:table-cell office:value-type="string" calcext:value-type="string">
            <text:p>pwgb</text:p>
          </table:table-cell>
          <table:table-cell office:value-type="string" calcext:value-type="string">
            <text:p>p,w,g,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53])" office:value-type="float" office:value="8" calcext:value-type="float">
            <text:p>8</text:p>
          </table:table-cell>
          <table:table-cell office:value-type="float" office:value="0.605" calcext:value-type="float">
            <text:p>0.605</text:p>
          </table:table-cell>
          <table:table-cell table:formula="of:=LEN([.G53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G53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gppwwffkkss</text:p>
          </table:table-cell>
          <table:table-cell office:value-type="string" calcext:value-type="string">
            <text:p>g,p,w,f,k,s</text:p>
          </table:table-cell>
          <table:table-cell table:number-columns-repeated="2" office:value-type="string" calcext:value-type="string">
            <text:p>gpwfks</text:p>
          </table:table-cell>
          <table:table-cell table:number-columns-repeated="2" office:value-type="string" calcext:value-type="string">
            <text:p>gpwz</text:p>
          </table:table-cell>
          <table:table-cell office:value-type="string" calcext:value-type="string">
            <text:p>g,p,w,z</text:p>
          </table:table-cell>
          <table:table-cell office:value-type="string" calcext:value-type="string">
            <text:p>gpwb</text:p>
          </table:table-cell>
          <table:table-cell office:value-type="string" calcext:value-type="string">
            <text:p>g,p,w,b</text:p>
          </table:table-cell>
          <table:table-cell office:value-type="string" calcext:value-type="string">
            <text:p>g: (-0.595001,1.233,0.468999);g: (-0.7159989999999999,1.23301,0.469001);p: (0.008041,0.9296049999999999,0.68902);p: (0.008034,0.957082,0.6890539999999999);w: (-0.05700499999999999,1.35572,0.46601800000000004);w: (-0.196022,1.35572,0.466005);f: (-0.251825,0.744246,0.557668);f: (-0.165225,0.7442479999999999,0.557615);k: (-0.030993,0.7334229999999999,0.530651);k: (-0.07699199999999999,0.733425,0.531662);s: (0.10966,0.7466,0.505875);s: (0.071911,0.746328,0.519848)</text:p>
          </table:table-cell>
          <table:table-cell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</text:p>
          </table:table-cell>
          <table:table-cell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D54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G54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G54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gwpw</text:p>
          </table:table-cell>
          <table:table-cell office:value-type="string" calcext:value-type="string">
            <text:p>c,g,w,p,w</text:p>
          </table:table-cell>
          <table:table-cell table:number-columns-repeated="2" office:value-type="string" calcext:value-type="string">
            <text:p>cgwpw</text:p>
          </table:table-cell>
          <table:table-cell table:number-columns-repeated="2" office:value-type="string" calcext:value-type="string">
            <text:p>cgwpx</text:p>
          </table:table-cell>
          <table:table-cell office:value-type="string" calcext:value-type="string">
            <text:p>c,g,w,p,x</text:p>
          </table:table-cell>
          <table:table-cell office:value-type="string" calcext:value-type="string">
            <text:p>cgwpx</text:p>
          </table:table-cell>
          <table:table-cell office:value-type="string" calcext:value-type="string">
            <text:p>c,g,w,p,x</text:p>
          </table:table-cell>
          <table:table-cell office:value-type="string" calcext:value-type="string">
            <text:p>c: (-0.525007,0.923283,0.438);g: (-0.595001,1.233,0.468999);w: (0.39989,0.799442,-0.6944);p: (0.008034,0.957082,0.6890539999999999);w: (-0.05700499999999999,1.35572,0.46601800000000004)</text:p>
          </table:table-cell>
          <table:table-cell table:style-name="ce3" office:value-type="string" calcext:value-type="string">
            <text:p>c: (-0.525007,0.923283,0.438);g: (-0.595001,1.233,0.468999);w: (0.39989,0.799442,-0.6944);p: (0.008034,0.957082,0.6890539999999999);x: (-0.05700499999999999,1.35572,0.46601800000000004)</text:p>
          </table:table-cell>
          <table:table-cell office:value-type="string" calcext:value-type="string">
            <text:p>c: (-0.525007,0.923283,0.438);g: (-0.595001,1.233,0.468999);w: (0.39989,0.799442,-0.6944);p: (0.008034,0.957082,0.6890539999999999);x: (-0.05700499999999999,1.35572,0.46601800000000004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55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55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55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ccwwwooopppgggtrreekfkskssff</text:p>
          </table:table-cell>
          <table:table-cell office:value-type="string" calcext:value-type="string">
            <text:p>c,c,c,w,w,w,o,o,o,p,p,p,g,g,g,t,r,r,e,e,k,f,k,s,k,s,s,f,f</text:p>
          </table:table-cell>
          <table:table-cell table:number-columns-repeated="2" office:value-type="string" calcext:value-type="string">
            <text:p>cwopgtrekfksksf</text:p>
          </table:table-cell>
          <table:table-cell table:number-columns-repeated="2" office:value-type="string" calcext:value-type="string">
            <text:p>cwopgtz</text:p>
          </table:table-cell>
          <table:table-cell office:value-type="string" calcext:value-type="string">
            <text:p>c,w,o,p,g,t,z</text:p>
          </table:table-cell>
          <table:table-cell office:value-type="string" calcext:value-type="string">
            <text:p>cwopgtab</text:p>
          </table:table-cell>
          <table:table-cell office:value-type="string" calcext:value-type="string">
            <text:p>c,w,o,p,g,t,a,b</text:p>
          </table:table-cell>
          <table:table-cell office:value-type="string" calcext:value-type="string">
            <text:p>c: (-0.525007,0.923283,0.438);c: (-0.66,0.9232809999999999,0.438);c: (-0.7949970000000001,0.9232809999999999,0.438);w: (-0.05700499999999999,1.35572,0.46601800000000004);w: (-0.196022,1.35572,0.466005);w: (0.083,1.35572,0.466);o: (-0.185,0.928,0.48103500000000005);o: (-0.18499200000000002,0.915077,0.481025);o: (-0.18499200000000002,0.90217,0.481005);p: (0.008041,0.9296049999999999,0.68902);p: (0.008034,0.957082,0.6890539999999999);p: (0.008001000000000001,0.902166,0.689002);g: (-0.595001,1.233,0.468999);g: (-0.7159989999999999,1.23301,0.469001);g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</text:p>
          </table:table-cell>
          <table:table-cell office:value-type="string" calcext:value-type="string">
            <text:p>c: (-0.525007,0.923283,0.438);c1: (-0.66,0.9232809999999999,0.438);c2: (-0.7949970000000001,0.9232809999999999,0.438);w: (-0.05700499999999999,1.35572,0.46601800000000004);w1: (-0.196022,1.35572,0.466005);w2: (0.083,1.35572,0.466);o: (-0.185,0.928,0.48103500000000005);o1: (-0.18499200000000002,0.915077,0.481025);o2: (-0.18499200000000002,0.90217,0.481005);p: (0.008041,0.9296049999999999,0.68902);p1: (0.008034,0.957082,0.6890539999999999);p2: (0.008001000000000001,0.902166,0.689002);g: (-0.595001,1.233,0.468999);g1: (-0.7159989999999999,1.23301,0.469001);g2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</text:p>
          </table:table-cell>
          <table:table-cell office:value-type="string" calcext:value-type="string">
            <text:p>c: (-0.525007,0.923283,0.438);c1: (-0.66,0.9232809999999999,0.438);c2: (-0.7949970000000001,0.9232809999999999,0.438);w: (-0.05700499999999999,1.35572,0.46601800000000004);w1: (-0.196022,1.35572,0.466005);w2: (0.083,1.35572,0.466);o: (-0.185,0.928,0.48103500000000005);o1: (-0.18499200000000002,0.915077,0.481025);o2: (-0.18499200000000002,0.90217,0.481005);p: (0.008041,0.9296049999999999,0.68902);p1: (0.008034,0.957082,0.6890539999999999);p2: (0.008001000000000001,0.902166,0.689002);g: (-0.595001,1.233,0.468999);g1: (-0.7159989999999999,1.23301,0.469001);g2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table:formula="of:=LEN([.D56])" office:value-type="float" office:value="15" calcext:value-type="float">
            <text:p>15</text:p>
          </table:table-cell>
          <table:table-cell office:value-type="float" office:value="0.756" calcext:value-type="float">
            <text:p>0.756</text:p>
          </table:table-cell>
          <table:table-cell table:formula="of:=LEN([.G56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G56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csfkw</text:p>
          </table:table-cell>
          <table:table-cell office:value-type="string" calcext:value-type="string">
            <text:p>p,o,c,s,f,k,w</text:p>
          </table:table-cell>
          <table:table-cell table:number-columns-repeated="2" office:value-type="string" calcext:value-type="string">
            <text:p>pocsfkw</text:p>
          </table:table-cell>
          <table:table-cell table:number-columns-repeated="2" office:value-type="string" calcext:value-type="string">
            <text:p>poczw</text:p>
          </table:table-cell>
          <table:table-cell office:value-type="string" calcext:value-type="string">
            <text:p>p,o,c,z,w</text:p>
          </table:table-cell>
          <table:table-cell office:value-type="string" calcext:value-type="string">
            <text:p>pocbw</text:p>
          </table:table-cell>
          <table:table-cell office:value-type="string" calcext:value-type="string">
            <text:p>p,o,c,b,w</text:p>
          </table:table-cell>
          <table:table-cell table:number-columns-repeated="2"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</text:p>
          </table:table-cell>
          <table:table-cell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57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G57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57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"/>
          <table:table-cell table:style-name="ce3"/>
          <table:table-cell/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table:number-columns-repeated="5"/>
          <table:table-cell table:formula="of:=LEN([.D58])" office:value-type="float" office:value="0" calcext:value-type="float">
            <text:p>0</text:p>
          </table:table-cell>
          <table:table-cell/>
          <table:table-cell table:formula="of:=LEN([.G58])" office:value-type="float" office:value="0" calcext:value-type="float">
            <text:p>0</text:p>
          </table:table-cell>
          <table:table-cell/>
          <table:table-cell table:formula="of:=LEN([.G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ooccppwwggfkkf</text:p>
          </table:table-cell>
          <table:table-cell office:value-type="string" calcext:value-type="string">
            <text:p>o,o,c,c,p,p,w,w,g,g,f,k,k,f</text:p>
          </table:table-cell>
          <table:table-cell table:number-columns-repeated="2" office:value-type="string" calcext:value-type="string">
            <text:p>ocpwgfkf</text:p>
          </table:table-cell>
          <table:table-cell table:number-columns-repeated="2" office:value-type="string" calcext:value-type="string">
            <text:p>ocpwgz</text:p>
          </table:table-cell>
          <table:table-cell office:value-type="string" calcext:value-type="string">
            <text:p>o,c,p,w,g,z</text:p>
          </table:table-cell>
          <table:table-cell office:value-type="string" calcext:value-type="string">
            <text:p>ocpwgba</text:p>
          </table:table-cell>
          <table:table-cell office:value-type="string" calcext:value-type="string">
            <text:p>o,c,p,w,g,b,a</text:p>
          </table:table-cell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7699199999999999,0.733425,0.531662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59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G59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G59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pwwggteerrkkffssoocc</text:p>
          </table:table-cell>
          <table:table-cell office:value-type="string" calcext:value-type="string">
            <text:p>p,p,w,w,g,g,t,e,e,r,r,k,k,f,f,s,s,o,o,c,c</text:p>
          </table:table-cell>
          <table:table-cell table:number-columns-repeated="2" office:value-type="string" calcext:value-type="string">
            <text:p>pwgterkfsoc</text:p>
          </table:table-cell>
          <table:table-cell table:number-columns-repeated="2" office:value-type="string" calcext:value-type="string">
            <text:p>pwgtzoc</text:p>
          </table:table-cell>
          <table:table-cell office:value-type="string" calcext:value-type="string">
            <text:p>p,w,g,t,z,o,c</text:p>
          </table:table-cell>
          <table:table-cell office:value-type="string" calcext:value-type="string">
            <text:p>pwgtaboc</text:p>
          </table:table-cell>
          <table:table-cell office:value-type="string" calcext:value-type="string">
            <text:p>p,w,g,t,a,b,o,c</text:p>
          </table:table-cell>
          <table:table-cell office:value-type="string" calcext:value-type="string">
            <text:p>p: (0.008041,0.9296049999999999,0.68902);p: (0.008034,0.957082,0.6890539999999999);w: (-0.196022,1.35572,0.466005);w: (-0.05700499999999999,1.35572,0.46601800000000004);g: (-0.595001,1.233,0.468999);g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: (-0.185,0.928,0.48103500000000005);c: (-0.66,0.9232809999999999,0.438);c: (-0.525007,0.923283,0.438)</text:p>
          </table:table-cell>
          <table:table-cell office:value-type="string" calcext:value-type="string">
            <text:p>p: (0.008041,0.9296049999999999,0.68902);p1: (0.008034,0.957082,0.6890539999999999);w: (-0.196022,1.35572,0.466005);w1: (-0.05700499999999999,1.35572,0.46601800000000004);g: (-0.595001,1.233,0.468999);g1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1: (-0.185,0.928,0.48103500000000005);c: (-0.66,0.9232809999999999,0.438);c1: (-0.525007,0.923283,0.438)</text:p>
          </table:table-cell>
          <table:table-cell office:value-type="string" calcext:value-type="string">
            <text:p>p: (0.008041,0.9296049999999999,0.68902);p1: (0.008034,0.957082,0.6890539999999999);w: (-0.196022,1.35572,0.466005);w1: (-0.05700499999999999,1.35572,0.46601800000000004);g: (-0.595001,1.233,0.468999);g1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1: (-0.185,0.928,0.48103500000000005);c: (-0.66,0.9232809999999999,0.438);c1: (-0.525007,0.923283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D60])" office:value-type="float" office:value="11" calcext:value-type="float">
            <text:p>11</text:p>
          </table:table-cell>
          <table:table-cell office:value-type="float" office:value="0.756" calcext:value-type="float">
            <text:p>0.756</text:p>
          </table:table-cell>
          <table:table-cell table:formula="of:=LEN([.G60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G60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ocgwrkfs</text:p>
          </table:table-cell>
          <table:table-cell office:value-type="string" calcext:value-type="string">
            <text:p>p,o,c,g,w,r,k,f,s</text:p>
          </table:table-cell>
          <table:table-cell table:number-columns-repeated="2" office:value-type="string" calcext:value-type="string">
            <text:p>pocgwrkfs</text:p>
          </table:table-cell>
          <table:table-cell table:number-columns-repeated="2" office:value-type="string" calcext:value-type="string">
            <text:p>pocgwz</text:p>
          </table:table-cell>
          <table:table-cell office:value-type="string" calcext:value-type="string">
            <text:p>p,o,c,g,w,z</text:p>
          </table:table-cell>
          <table:table-cell office:value-type="string" calcext:value-type="string">
            <text:p>pocgwab</text:p>
          </table:table-cell>
          <table:table-cell office:value-type="string" calcext:value-type="string">
            <text:p>p,o,c,g,w,a,b</text:p>
          </table:table-cell>
          <table:table-cell table:number-columns-repeated="2"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D61])" office:value-type="float" office:value="9" calcext:value-type="float">
            <text:p>9</text:p>
          </table:table-cell>
          <table:table-cell office:value-type="float" office:value="0.723" calcext:value-type="float">
            <text:p>0.723</text:p>
          </table:table-cell>
          <table:table-cell table:formula="of:=LEN([.G61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G61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gcwpro</text:p>
          </table:table-cell>
          <table:table-cell office:value-type="string" calcext:value-type="string">
            <text:p>t,g,c,w,p,r,o</text:p>
          </table:table-cell>
          <table:table-cell table:number-columns-repeated="2" office:value-type="string" calcext:value-type="string">
            <text:p>tgcwpro</text:p>
          </table:table-cell>
          <table:table-cell table:number-columns-repeated="2" office:value-type="string" calcext:value-type="string">
            <text:p>tgcwpzo</text:p>
          </table:table-cell>
          <table:table-cell office:value-type="string" calcext:value-type="string">
            <text:p>t,g,c,w,p,z,o</text:p>
          </table:table-cell>
          <table:table-cell office:value-type="string" calcext:value-type="string">
            <text:p>tgcwpao</text:p>
          </table:table-cell>
          <table:table-cell office:value-type="string" calcext:value-type="string">
            <text:p>t,g,c,w,p,a,o</text:p>
          </table:table-cell>
          <table:table-cell table:number-columns-repeated="2"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</text:p>
          </table:table-cell>
          <table:table-cell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62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G62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G62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pooccgggkfsskfrr</text:p>
          </table:table-cell>
          <table:table-cell office:value-type="string" calcext:value-type="string">
            <text:p>p,p,o,o,c,c,g,g,g,k,f,s,s,k,f,r,r</text:p>
          </table:table-cell>
          <table:table-cell table:number-columns-repeated="2" office:value-type="string" calcext:value-type="string">
            <text:p>pocgkfskfr</text:p>
          </table:table-cell>
          <table:table-cell table:number-columns-repeated="2" office:value-type="string" calcext:value-type="string">
            <text:p>pocgz</text:p>
          </table:table-cell>
          <table:table-cell office:value-type="string" calcext:value-type="string">
            <text:p>p,o,c,g,z</text:p>
          </table:table-cell>
          <table:table-cell office:value-type="string" calcext:value-type="string">
            <text:p>pocgba</text:p>
          </table:table-cell>
          <table:table-cell office:value-type="string" calcext:value-type="string">
            <text:p>p,o,c,g,b,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90000000001,0.923284,0.43800500000000003);c: (-0.66,0.9232809999999999,0.438);g: (-0.595001,1.233,0.468999);g: (-0.7159989999999999,1.23301,0.469001);g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90000000001,0.923284,0.43800500000000003);c1: (-0.66,0.9232809999999999,0.438);g: (-0.595001,1.233,0.468999);g1: (-0.7159989999999999,1.23301,0.469001);g2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90000000001,0.923284,0.43800500000000003);c1: (-0.66,0.9232809999999999,0.438);g: (-0.595001,1.233,0.468999);g1: (-0.7159989999999999,1.23301,0.469001);g2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D63])" office:value-type="float" office:value="10" calcext:value-type="float">
            <text:p>10</text:p>
          </table:table-cell>
          <table:table-cell office:value-type="float" office:value="0.666" calcext:value-type="float">
            <text:p>0.666</text:p>
          </table:table-cell>
          <table:table-cell table:formula="of:=LEN([.G63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G63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pggccooww</text:p>
          </table:table-cell>
          <table:table-cell office:value-type="string" calcext:value-type="string">
            <text:p>p,g,c,o,w</text:p>
          </table:table-cell>
          <table:table-cell table:number-columns-repeated="4" office:value-type="string" calcext:value-type="string">
            <text:p>pgcow</text:p>
          </table:table-cell>
          <table:table-cell office:value-type="string" calcext:value-type="string">
            <text:p>p,g,c,o,w</text:p>
          </table:table-cell>
          <table:table-cell office:value-type="string" calcext:value-type="string">
            <text:p>pgcow</text:p>
          </table:table-cell>
          <table:table-cell office:value-type="string" calcext:value-type="string">
            <text:p>p,g,c,o,w</text:p>
          </table:table-cell>
          <table:table-cell office:value-type="string" calcext:value-type="string">
            <text:p>p: (0.008034,0.957082,0.6890539999999999);p: (0.008041,0.9296049999999999,0.68902);g: (-0.595001,1.233,0.468999);g: (-0.7159989999999999,1.23301,0.469001);c: (-0.66,0.9232809999999999,0.438);c: (-0.525007,0.923283,0.438);o: (-0.18499200000000002,0.915077,0.481025);o: (-0.185,0.928,0.48103500000000005);w: (-0.196022,1.35572,0.466005);w: (-0.05700499999999999,1.35572,0.46601800000000004)</text:p>
          </table:table-cell>
          <table:table-cell table:style-name="ce3" office:value-type="string" calcext:value-type="string">
            <text:p>p: (0.008034,0.957082,0.6890539999999999);p1: (0.008041,0.9296049999999999,0.68902);g: (-0.595001,1.233,0.468999);g1: (-0.7159989999999999,1.23301,0.469001);c: (-0.66,0.9232809999999999,0.438);c1: (-0.525007,0.923283,0.438);o: (-0.18499200000000002,0.915077,0.481025);o1: (-0.185,0.928,0.48103500000000005);w: (-0.196022,1.35572,0.466005);w1: (-0.05700499999999999,1.35572,0.46601800000000004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c: (-0.66,0.9232809999999999,0.438);c1: (-0.525007,0.923283,0.438);o: (-0.18499200000000002,0.915077,0.481025);o1: (-0.185,0.928,0.48103500000000005);w: (-0.196022,1.35572,0.466005);w1: (-0.05700499999999999,1.35572,0.46601800000000004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6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6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64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opwg</text:p>
          </table:table-cell>
          <table:table-cell office:value-type="string" calcext:value-type="string">
            <text:p>o,p,w,g</text:p>
          </table:table-cell>
          <table:table-cell table:number-columns-repeated="4" office:value-type="string" calcext:value-type="string">
            <text:p>opwg</text:p>
          </table:table-cell>
          <table:table-cell office:value-type="string" calcext:value-type="string">
            <text:p>o,p,w,g</text:p>
          </table:table-cell>
          <table:table-cell office:value-type="string" calcext:value-type="string">
            <text:p>opwg</text:p>
          </table:table-cell>
          <table:table-cell office:value-type="string" calcext:value-type="string">
            <text:p>o,p,w,g</text:p>
          </table:table-cell>
          <table:table-cell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table:style-name="ce3"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D6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G6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G65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pgcoowpcfksre</text:p>
          </table:table-cell>
          <table:table-cell office:value-type="string" calcext:value-type="string">
            <text:p>w,p,g,c,o,o,w,p,c,f,k,s,r,e</text:p>
          </table:table-cell>
          <table:table-cell table:number-columns-repeated="2" office:value-type="string" calcext:value-type="string">
            <text:p>wpgcowpcfksre</text:p>
          </table:table-cell>
          <table:table-cell table:number-columns-repeated="2" office:value-type="string" calcext:value-type="string">
            <text:p>wpgcoxqdz</text:p>
          </table:table-cell>
          <table:table-cell office:value-type="string" calcext:value-type="string">
            <text:p>w,p,g,c,o,x,q,d,z</text:p>
          </table:table-cell>
          <table:table-cell office:value-type="string" calcext:value-type="string">
            <text:p>wpgcoxqdba</text:p>
          </table:table-cell>
          <table:table-cell office:value-type="string" calcext:value-type="string">
            <text:p>w,p,g,c,o,x,q,d,b,a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: (-0.18499200000000002,0.915077,0.481025);w: (-0.196022,1.35572,0.466005);p: (0.008041,0.9296049999999999,0.68902);c: (-0.66,0.9232809999999999,0.438);f: (-0.165225,0.7442479999999999,0.557615);k: (-0.030993,0.7334229999999999,0.530651);s: (0.10966,0.7466,0.505875);r: (-0.500441,0.743324,0.5217109999999999);e: (-0.765776,0.742873,0.515548)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1: (-0.18499200000000002,0.915077,0.481025);x: (-0.196022,1.35572,0.466005);q: (0.008041,0.9296049999999999,0.68902);d: (-0.66,0.9232809999999999,0.438);f: (-0.165225,0.7442479999999999,0.557615);k: (-0.030993,0.7334229999999999,0.530651);s: (0.10966,0.7466,0.505875);r: (-0.500441,0.743324,0.5217109999999999);e: (-0.765776,0.742873,0.515548)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1: (-0.18499200000000002,0.915077,0.481025);x: (-0.196022,1.35572,0.466005);q: (0.008041,0.9296049999999999,0.68902);d: (-0.66,0.9232809999999999,0.438);f: (-0.165225,0.7442479999999999,0.557615);k: (-0.030993,0.7334229999999999,0.530651);s: (0.10966,0.7466,0.505875);r: (-0.500441,0.743324,0.5217109999999999);e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D66])" office:value-type="float" office:value="13" calcext:value-type="float">
            <text:p>13</text:p>
          </table:table-cell>
          <table:table-cell office:value-type="float" office:value="0.806" calcext:value-type="float">
            <text:p>0.806</text:p>
          </table:table-cell>
          <table:table-cell table:formula="of:=LEN([.G66])" office:value-type="float" office:value="9" calcext:value-type="float">
            <text:p>9</text:p>
          </table:table-cell>
          <table:table-cell office:value-type="float" office:value="0.824" calcext:value-type="float">
            <text:p>0.824</text:p>
          </table:table-cell>
          <table:table-cell table:formula="of:=LEN([.G66])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,e</text:p>
          </table:table-cell>
          <table:table-cell table:number-columns-repeated="4" office:value-type="string" calcext:value-type="string">
            <text:p>re</text:p>
          </table:table-cell>
          <table:table-cell office:value-type="string" calcext:value-type="string">
            <text:p>r,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r: (-0.606068,0.743321,0.524829);e: (-0.7940520000000001,0.7428739999999999,0.503884)</text:p>
          </table:table-cell>
          <table:table-cell office:value-type="string" calcext:value-type="string">
            <text:p>r: (-0.606068,0.743321,0.524829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formula="of:=LEN([.D67])"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LEN([.G67])" office:value-type="float" office:value="2" calcext:value-type="float">
            <text:p>2</text:p>
          </table:table-cell>
          <table:table-cell/>
          <table:table-cell table:formula="of:=LEN([.G67]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ptwwggffkkss</text:p>
          </table:table-cell>
          <table:table-cell office:value-type="string" calcext:value-type="string">
            <text:p>p,t,w,g,f,k,s</text:p>
          </table:table-cell>
          <table:table-cell table:number-columns-repeated="2" office:value-type="string" calcext:value-type="string">
            <text:p>ptwgfks</text:p>
          </table:table-cell>
          <table:table-cell table:number-columns-repeated="2" office:value-type="string" calcext:value-type="string">
            <text:p>ptwgz</text:p>
          </table:table-cell>
          <table:table-cell office:value-type="string" calcext:value-type="string">
            <text:p>p,t,w,g,z</text:p>
          </table:table-cell>
          <table:table-cell office:value-type="string" calcext:value-type="string">
            <text:p>ptwgb</text:p>
          </table:table-cell>
          <table:table-cell office:value-type="string" calcext:value-type="string">
            <text:p>p,t,w,g,b</text:p>
          </table:table-cell>
          <table:table-cell office:value-type="string" calcext:value-type="string">
            <text:p>p: (0.008034,0.957082,0.6890539999999999);p: (0.008041,0.9296049999999999,0.68902);t: (-0.649,1.52939,0.68);w: (-0.196022,1.35572,0.466005);w: (-0.05700499999999999,1.35572,0.46601800000000004);g: (-0.8379989999999999,1.233,0.468999);g: (-0.595001,1.233,0.468999);f: (-0.251825,0.744246,0.557668);f: (-0.20802600000000002,0.7442439999999999,0.557671);k: (-0.07699199999999999,0.733425,0.531662);k: (-0.030993,0.7334229999999999,0.530651);s: (0.071911,0.746328,0.519848);s: (0.10966,0.7466,0.505875)</text:p>
          </table:table-cell>
          <table:table-cell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</text:p>
          </table:table-cell>
          <table:table-cell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68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G68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G68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pooccrrfkfk</text:p>
          </table:table-cell>
          <table:table-cell office:value-type="string" calcext:value-type="string">
            <text:p>p,p,o,o,c,c,r,r,f,k,f,k</text:p>
          </table:table-cell>
          <table:table-cell table:number-columns-repeated="2" office:value-type="string" calcext:value-type="string">
            <text:p>pocrfkfk</text:p>
          </table:table-cell>
          <table:table-cell table:number-columns-repeated="2" office:value-type="string" calcext:value-type="string">
            <text:p>pocz</text:p>
          </table:table-cell>
          <table:table-cell office:value-type="string" calcext:value-type="string">
            <text:p>p,o,c,z</text:p>
          </table:table-cell>
          <table:table-cell office:value-type="string" calcext:value-type="string">
            <text:p>pocab</text:p>
          </table:table-cell>
          <table:table-cell office:value-type="string" calcext:value-type="string">
            <text:p>p,o,c,a,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69])" office:value-type="float" office:value="8" calcext:value-type="float">
            <text:p>8</text:p>
          </table:table-cell>
          <table:table-cell office:value-type="float" office:value="0.605" calcext:value-type="float">
            <text:p>0.605</text:p>
          </table:table-cell>
          <table:table-cell table:formula="of:=LEN([.G69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G69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poocckkrr</text:p>
          </table:table-cell>
          <table:table-cell office:value-type="string" calcext:value-type="string">
            <text:p>p,o,c,k,r</text:p>
          </table:table-cell>
          <table:table-cell table:number-columns-repeated="2" office:value-type="string" calcext:value-type="string">
            <text:p>pockr</text:p>
          </table:table-cell>
          <table:table-cell table:number-columns-repeated="2" office:value-type="string" calcext:value-type="string">
            <text:p>pocz</text:p>
          </table:table-cell>
          <table:table-cell office:value-type="string" calcext:value-type="string">
            <text:p>p,o,c,z</text:p>
          </table:table-cell>
          <table:table-cell office:value-type="string" calcext:value-type="string">
            <text:p>pocba</text:p>
          </table:table-cell>
          <table:table-cell office:value-type="string" calcext:value-type="string">
            <text:p>p,o,c,b,a</text:p>
          </table:table-cell>
          <table:table-cell office:value-type="string" calcext:value-type="string">
            <text:p>p: (0.008041,0.9296049999999999,0.68902);p: (0.008034,0.957082,0.6890539999999999);o: (-0.185,0.928,0.48103500000000005);o: (-0.18499200000000002,0.915077,0.481025);c: (-0.525007,0.923283,0.438);c: (-0.66,0.9232809999999999,0.438);k: (0.002996,0.733422,0.533535);k: (-0.030993,0.7334229999999999,0.530651);r: (-0.500441,0.743324,0.5217109999999999);r: (-0.606068,0.743321,0.524829)</text:p>
          </table:table-cell>
          <table:table-cell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</text:p>
          </table:table-cell>
          <table:table-cell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D70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G70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G70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poocckfskfswwggrree</text:p>
          </table:table-cell>
          <table:table-cell office:value-type="string" calcext:value-type="string">
            <text:p>p,p,o,o,c,c,k,f,s,k,f,s,w,w,g,g,r,r,e,e</text:p>
          </table:table-cell>
          <table:table-cell table:number-columns-repeated="2" office:value-type="string" calcext:value-type="string">
            <text:p>pockfskfswgre</text:p>
          </table:table-cell>
          <table:table-cell office:value-type="string" calcext:value-type="string">
            <text:p>poczwgy,pocywgz</text:p>
          </table:table-cell>
          <table:table-cell office:value-type="string" calcext:value-type="string">
            <text:p>poczwgy</text:p>
          </table:table-cell>
          <table:table-cell office:value-type="string" calcext:value-type="string">
            <text:p>p,o,c,z,w,g,y</text:p>
          </table:table-cell>
          <table:table-cell office:value-type="string" calcext:value-type="string">
            <text:p>pocbwga</text:p>
          </table:table-cell>
          <table:table-cell office:value-type="string" calcext:value-type="string">
            <text:p>p,o,c,b,w,g,a</text:p>
          </table:table-cell>
          <table:table-cell office:value-type="string" calcext:value-type="string">
            <text:p>p: (0.07663500000000001,0.902365,0.447553);p: (0.008823000000000001,0.929933,0.695141);o: (-0.18504,0.928154,0.48110299999999995);o: (-0.185004,0.9149219999999999,0.481049);c: (-0.490726,0.923284,0.44605);c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: (-0.068993,1.35572,0.46785600000000005);g: (-0.595001,1.233,0.468999);g: (-0.7159989999999999,1.23301,0.46900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p: (0.07663500000000001,0.902365,0.447553);p1: (0.008823000000000001,0.929933,0.695141);o: (-0.18504,0.928154,0.48110299999999995);o1: (-0.185004,0.9149219999999999,0.481049);c: (-0.490726,0.923284,0.44605);c1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1: (-0.068993,1.35572,0.46785600000000005);g: (-0.595001,1.233,0.468999);g1: (-0.7159989999999999,1.23301,0.46900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p: (0.07663500000000001,0.902365,0.447553);p1: (0.008823000000000001,0.929933,0.695141);o: (-0.18504,0.928154,0.48110299999999995);o1: (-0.185004,0.9149219999999999,0.481049);c: (-0.490726,0.923284,0.44605);c1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1: (-0.068993,1.35572,0.46785600000000005);g: (-0.595001,1.233,0.468999);g1: (-0.7159989999999999,1.23301,0.469001);r: (-0.606068,0.743321,0.524829);r: (-0.500441,0.743324,0.5217109999999999);e: (-0.765776,0.742873,0.515548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D71])" office:value-type="float" office:value="13" calcext:value-type="float">
            <text:p>13</text:p>
          </table:table-cell>
          <table:table-cell office:value-type="float" office:value="0.756" calcext:value-type="float">
            <text:p>0.756</text:p>
          </table:table-cell>
          <table:table-cell table:formula="of:=LEN([.G7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G71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gpcowpgpwwccoog</text:p>
          </table:table-cell>
          <table:table-cell office:value-type="string" calcext:value-type="string">
            <text:p>t,g,p,c,o,w,p,g,p,w,w,c,c,o,o,g</text:p>
          </table:table-cell>
          <table:table-cell table:number-columns-repeated="2" office:value-type="string" calcext:value-type="string">
            <text:p>tgpcowpgpwcog</text:p>
          </table:table-cell>
          <table:table-cell table:number-columns-repeated="2" office:value-type="string" calcext:value-type="string">
            <text:p>tgpcowqhmxdni</text:p>
          </table:table-cell>
          <table:table-cell office:value-type="string" calcext:value-type="string">
            <text:p>t,g,p,c,o,w,q,h,m,x,d,n,i</text:p>
          </table:table-cell>
          <table:table-cell office:value-type="string" calcext:value-type="string">
            <text:p>tgpcowqhmxdni</text:p>
          </table:table-cell>
          <table:table-cell office:value-type="string" calcext:value-type="string">
            <text:p>t,g,p,c,o,w,q,h,m,x,d,n,i</text:p>
          </table:table-cell>
          <table:table-cell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p: (0.008041,0.9296049999999999,0.68902);g: (-0.7159989999999999,1.23301,0.469001);p: (0.008001000000000001,0.902166,0.689002);w: (-0.196022,1.35572,0.466005);w: (0.083,1.35572,0.466);c: (-0.66,0.9232809999999999,0.438);c: (-0.7949970000000001,0.9232809999999999,0.438);o: (-0.18499200000000002,0.915077,0.481025);o: (-0.18499200000000002,0.90217,0.481005);g: (-0.8379989999999999,1.233,0.468999)</text:p>
          </table:table-cell>
          <table:table-cell table:style-name="ce3"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q: (0.008041,0.9296049999999999,0.68902);h: (-0.7159989999999999,1.23301,0.469001);m: (0.008001000000000001,0.902166,0.689002);x: (-0.196022,1.35572,0.466005);x1: (0.083,1.35572,0.466);d: (-0.66,0.9232809999999999,0.438);d1: (-0.7949970000000001,0.9232809999999999,0.438);n: (-0.18499200000000002,0.915077,0.481025);n1: (-0.18499200000000002,0.90217,0.481005);i: (-0.8379989999999999,1.233,0.468999)</text:p>
          </table:table-cell>
          <table:table-cell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q: (0.008041,0.9296049999999999,0.68902);h: (-0.7159989999999999,1.23301,0.469001);m: (0.008001000000000001,0.902166,0.689002);x: (-0.196022,1.35572,0.466005);x1: (0.083,1.35572,0.466);d: (-0.66,0.9232809999999999,0.438);d1: (-0.7949970000000001,0.9232809999999999,0.438);n: (-0.18499200000000002,0.915077,0.481025);n1: (-0.18499200000000002,0.90217,0.481005);i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D72])" office:value-type="float" office:value="13" calcext:value-type="float">
            <text:p>13</text:p>
          </table:table-cell>
          <table:table-cell office:value-type="float" office:value="0.862" calcext:value-type="float">
            <text:p>0.862</text:p>
          </table:table-cell>
          <table:table-cell table:formula="of:=LEN([.G72])" office:value-type="float" office:value="13" calcext:value-type="float">
            <text:p>13</text:p>
          </table:table-cell>
          <table:table-cell office:value-type="float" office:value="0.862" calcext:value-type="float">
            <text:p>0.862</text:p>
          </table:table-cell>
          <table:table-cell table:formula="of:=LEN([.G72])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wpfrkst</text:p>
          </table:table-cell>
          <table:table-cell office:value-type="string" calcext:value-type="string">
            <text:p>g,w,p,f,r,k,s,t</text:p>
          </table:table-cell>
          <table:table-cell table:number-columns-repeated="2" office:value-type="string" calcext:value-type="string">
            <text:p>gwpfrkst</text:p>
          </table:table-cell>
          <table:table-cell table:number-columns-repeated="2" office:value-type="string" calcext:value-type="string">
            <text:p>gwpzt</text:p>
          </table:table-cell>
          <table:table-cell office:value-type="string" calcext:value-type="string">
            <text:p>g,w,p,z,t</text:p>
          </table:table-cell>
          <table:table-cell office:value-type="string" calcext:value-type="string">
            <text:p>gwpbabt</text:p>
          </table:table-cell>
          <table:table-cell office:value-type="string" calcext:value-type="string">
            <text:p>g,w,p,b,a,b,t</text:p>
          </table:table-cell>
          <table:table-cell table:number-columns-repeated="2"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</text:p>
          </table:table-cell>
          <table:table-cell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73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G73])" office:value-type="float" office:value="5" calcext:value-type="float">
            <text:p>5</text:p>
          </table:table-cell>
          <table:table-cell office:value-type="float" office:value="0.756" calcext:value-type="float">
            <text:p>0.756</text:p>
          </table:table-cell>
          <table:table-cell table:formula="of:=LEN([.G73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pfkfkssgg</text:p>
          </table:table-cell>
          <table:table-cell office:value-type="string" calcext:value-type="string">
            <text:p>p,p,f,k,f,k,s,s,g,g</text:p>
          </table:table-cell>
          <table:table-cell table:number-columns-repeated="2" office:value-type="string" calcext:value-type="string">
            <text:p>pfkfksg</text:p>
          </table:table-cell>
          <table:table-cell table:number-columns-repeated="2" office:value-type="string" calcext:value-type="string">
            <text:p>pzg</text:p>
          </table:table-cell>
          <table:table-cell office:value-type="string" calcext:value-type="string">
            <text:p>p,z,g</text:p>
          </table:table-cell>
          <table:table-cell office:value-type="string" calcext:value-type="string">
            <text:p>pbg</text:p>
          </table:table-cell>
          <table:table-cell office:value-type="string" calcext:value-type="string">
            <text:p>p,b,g</text:p>
          </table:table-cell>
          <table:table-cell office:value-type="string" calcext:value-type="string">
            <text:p>p: (0.008034,0.957082,0.6890539999999999);p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1: (-0.7159989999999999,1.23301,0.469001)</text:p>
          </table:table-cell>
          <table:table-cell office:value-type="string" calcext:value-type="string">
            <text:p>p: (0.008034,0.957082,0.6890539999999999);p1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1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74])" office:value-type="float" office:value="7" calcext:value-type="float">
            <text:p>7</text:p>
          </table:table-cell>
          <table:table-cell office:value-type="float" office:value="0.44" calcext:value-type="float">
            <text:p>0.44</text:p>
          </table:table-cell>
          <table:table-cell table:formula="of:=LEN([.G74])"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table:formula="of:=LEN([.G74]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pwwoogssffkkg</text:p>
          </table:table-cell>
          <table:table-cell office:value-type="string" calcext:value-type="string">
            <text:p>p,p,w,w,o,o,g,s,s,f,f,k,k,g</text:p>
          </table:table-cell>
          <table:table-cell table:number-columns-repeated="2" office:value-type="string" calcext:value-type="string">
            <text:p>pwogsfkg</text:p>
          </table:table-cell>
          <table:table-cell table:number-columns-repeated="2" office:value-type="string" calcext:value-type="string">
            <text:p>pwogzh</text:p>
          </table:table-cell>
          <table:table-cell office:value-type="string" calcext:value-type="string">
            <text:p>p,w,o,g,z,h</text:p>
          </table:table-cell>
          <table:table-cell office:value-type="string" calcext:value-type="string">
            <text:p>pwogbh</text:p>
          </table:table-cell>
          <table:table-cell office:value-type="string" calcext:value-type="string">
            <text:p>p,w,o,g,b,h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g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h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h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75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G75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G75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pwwkkff</text:p>
          </table:table-cell>
          <table:table-cell office:value-type="string" calcext:value-type="string">
            <text:p>p,w,k,f</text:p>
          </table:table-cell>
          <table:table-cell table:number-columns-repeated="2" office:value-type="string" calcext:value-type="string">
            <text:p>pwkf</text:p>
          </table:table-cell>
          <table:table-cell table:number-columns-repeated="2" office:value-type="string" calcext:value-type="string">
            <text:p>pwz</text:p>
          </table:table-cell>
          <table:table-cell office:value-type="string" calcext:value-type="string">
            <text:p>p,w,z</text:p>
          </table:table-cell>
          <table:table-cell office:value-type="string" calcext:value-type="string">
            <text:p>pwb</text:p>
          </table:table-cell>
          <table:table-cell office:value-type="string" calcext:value-type="string">
            <text:p>p,w,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k: (0.002996,0.733422,0.533535);k: (-0.030993,0.7334229999999999,0.530651);f: (-0.20802600000000002,0.7442439999999999,0.557671);f: (-0.251825,0.744246,0.5576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D76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G76])"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table:formula="of:=LEN([.G76]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wwppooccoskfsfk</text:p>
          </table:table-cell>
          <table:table-cell office:value-type="string" calcext:value-type="string">
            <text:p>g,w,w,p,p,o,o,c,c,o,s,k,f,s,f,k</text:p>
          </table:table-cell>
          <table:table-cell table:number-columns-repeated="2" office:value-type="string" calcext:value-type="string">
            <text:p>gwpocoskfsfk</text:p>
          </table:table-cell>
          <table:table-cell table:number-columns-repeated="2" office:value-type="string" calcext:value-type="string">
            <text:p>gwpocnz</text:p>
          </table:table-cell>
          <table:table-cell office:value-type="string" calcext:value-type="string">
            <text:p>g,w,p,o,c,n,z</text:p>
          </table:table-cell>
          <table:table-cell office:value-type="string" calcext:value-type="string">
            <text:p>gwpocnb</text:p>
          </table:table-cell>
          <table:table-cell office:value-type="string" calcext:value-type="string">
            <text:p>g,w,p,o,c,n,b</text:p>
          </table:table-cell>
          <table:table-cell office:value-type="string" calcext:value-type="string">
            <text:p>g: (-0.595001,1.233,0.468999);w: (-0.05700499999999999,1.35572,0.46601800000000004);w: (-0.196022,1.35572,0.466005);p: (0.008041,0.9296049999999999,0.68902);p: (0.008034,0.957082,0.6890539999999999);o: (-0.187556,0.9276059999999999,0.4821);o: (-0.186175,0.914906,0.48156499999999997);c: (-0.525007,0.923283,0.438);c: (-0.66,0.9232809999999999,0.438);o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 office:value-type="string" calcext:value-type="string">
            <text:p>g: (-0.595001,1.233,0.468999);w: (-0.05700499999999999,1.35572,0.46601800000000004);w1: (-0.196022,1.35572,0.466005);p: (0.008041,0.9296049999999999,0.68902);p1: (0.008034,0.957082,0.6890539999999999);o: (-0.187556,0.9276059999999999,0.4821);o1: (-0.186175,0.914906,0.48156499999999997);c: (-0.525007,0.923283,0.438);c1: (-0.66,0.9232809999999999,0.438);n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 office:value-type="string" calcext:value-type="string">
            <text:p>g: (-0.595001,1.233,0.468999);w: (-0.05700499999999999,1.35572,0.46601800000000004);w1: (-0.196022,1.35572,0.466005);p: (0.008041,0.9296049999999999,0.68902);p1: (0.008034,0.957082,0.6890539999999999);o: (-0.187556,0.9276059999999999,0.4821);o1: (-0.186175,0.914906,0.48156499999999997);c: (-0.525007,0.923283,0.438);c1: (-0.66,0.9232809999999999,0.438);n: (-0.185123,0.9022049999999999,0.4809);s: (0.146585,0.7467189999999999,0.516146);k: (0.002996,0.733422,0.533535);f: (-0.20802600000000002,0.7442439999999999,0.557671);s: (0.10966,0.7466,0.505875);f: (-0.251825,0.744246,0.557668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table:formula="of:=LEN([.D77])" office:value-type="float" office:value="12" calcext:value-type="float">
            <text:p>12</text:p>
          </table:table-cell>
          <table:table-cell office:value-type="float" office:value="0.756" calcext:value-type="float">
            <text:p>0.756</text:p>
          </table:table-cell>
          <table:table-cell table:formula="of:=LEN([.G77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G77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wwtppcoockfkf</text:p>
          </table:table-cell>
          <table:table-cell office:value-type="string" calcext:value-type="string">
            <text:p>w,w,t,p,p,c,o,o,c,k,f,k,f</text:p>
          </table:table-cell>
          <table:table-cell table:number-columns-repeated="2" office:value-type="string" calcext:value-type="string">
            <text:p>wtpcockfkf</text:p>
          </table:table-cell>
          <table:table-cell table:number-columns-repeated="2" office:value-type="string" calcext:value-type="string">
            <text:p>wtpcodz</text:p>
          </table:table-cell>
          <table:table-cell office:value-type="string" calcext:value-type="string">
            <text:p>w,t,p,c,o,d,z</text:p>
          </table:table-cell>
          <table:table-cell office:value-type="string" calcext:value-type="string">
            <text:p>wtpcodb</text:p>
          </table:table-cell>
          <table:table-cell office:value-type="string" calcext:value-type="string">
            <text:p>w,t,p,c,o,d,b</text:p>
          </table:table-cell>
          <table:table-cell office:value-type="string" calcext:value-type="string">
            <text:p>w: (-0.195734,1.35574,0.466135);w: (-0.05700499999999999,1.35572,0.46601800000000004);t: (-0.649,1.52939,0.68);p: (0.008034,0.957082,0.6890539999999999);p: (0.008041,0.9296049999999999,0.68902);c: (-0.66,0.9232809999999999,0.438);o: (-0.185,0.928,0.48103500000000005);o: (-0.18499200000000002,0.915077,0.481025);c: (-0.525007,0.923283,0.438);k: (-0.030993,0.7334229999999999,0.530651);f: (-0.20802600000000002,0.7442439999999999,0.557671);k: (-0.07699199999999999,0.733425,0.531662);f: (-0.165225,0.7442479999999999,0.557615)</text:p>
          </table:table-cell>
          <table:table-cell office:value-type="string" calcext:value-type="string">
            <text:p>w: (-0.195734,1.35574,0.466135);w1: (-0.05700499999999999,1.35572,0.46601800000000004);t: (-0.649,1.52939,0.68);p: (0.008034,0.957082,0.6890539999999999);p1: (0.008041,0.9296049999999999,0.68902);c: (-0.66,0.9232809999999999,0.438);o: (-0.185,0.928,0.48103500000000005);o1: (-0.18499200000000002,0.915077,0.481025);d: (-0.525007,0.923283,0.438);k: (-0.030993,0.7334229999999999,0.530651);f: (-0.20802600000000002,0.7442439999999999,0.557671);k: (-0.07699199999999999,0.733425,0.531662);f: (-0.165225,0.7442479999999999,0.557615)</text:p>
          </table:table-cell>
          <table:table-cell office:value-type="string" calcext:value-type="string">
            <text:p>w: (-0.195734,1.35574,0.466135);w1: (-0.05700499999999999,1.35572,0.46601800000000004);t: (-0.649,1.52939,0.68);p: (0.008034,0.957082,0.6890539999999999);p1: (0.008041,0.9296049999999999,0.68902);c: (-0.66,0.9232809999999999,0.438);o: (-0.185,0.928,0.48103500000000005);o1: (-0.18499200000000002,0.915077,0.481025);d: (-0.525007,0.923283,0.438);k: (-0.030993,0.7334229999999999,0.530651);f: (-0.20802600000000002,0.7442439999999999,0.557671);k: (-0.07699199999999999,0.733425,0.531662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D78])" office:value-type="float" office:value="10" calcext:value-type="float">
            <text:p>10</text:p>
          </table:table-cell>
          <table:table-cell office:value-type="float" office:value="0.756" calcext:value-type="float">
            <text:p>0.756</text:p>
          </table:table-cell>
          <table:table-cell table:formula="of:=LEN([.G78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G78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wwppggfkfkrree</text:p>
          </table:table-cell>
          <table:table-cell office:value-type="string" calcext:value-type="string">
            <text:p>w,w,p,p,g,g,f,k,f,k,r,r,e,e</text:p>
          </table:table-cell>
          <table:table-cell table:number-columns-repeated="2" office:value-type="string" calcext:value-type="string">
            <text:p>wpgfkfkre</text:p>
          </table:table-cell>
          <table:table-cell table:number-columns-repeated="2" office:value-type="string" calcext:value-type="string">
            <text:p>wpgz</text:p>
          </table:table-cell>
          <table:table-cell office:value-type="string" calcext:value-type="string">
            <text:p>w,p,g,z</text:p>
          </table:table-cell>
          <table:table-cell office:value-type="string" calcext:value-type="string">
            <text:p>wpgba</text:p>
          </table:table-cell>
          <table:table-cell office:value-type="string" calcext:value-type="string">
            <text:p>w,p,g,b,a</text:p>
          </table:table-cell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D79])" office:value-type="float" office:value="9" calcext:value-type="float">
            <text:p>9</text:p>
          </table:table-cell>
          <table:table-cell office:value-type="float" office:value="0.605" calcext:value-type="float">
            <text:p>0.605</text:p>
          </table:table-cell>
          <table:table-cell table:formula="of:=LEN([.G79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G79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pococwwtrrfkfkgg</text:p>
          </table:table-cell>
          <table:table-cell office:value-type="string" calcext:value-type="string">
            <text:p>p,p,o,c,o,c,w,w,t,r,r,f,k,f,k,g,g</text:p>
          </table:table-cell>
          <table:table-cell table:number-columns-repeated="2" office:value-type="string" calcext:value-type="string">
            <text:p>pococwtrfkfkg</text:p>
          </table:table-cell>
          <table:table-cell table:number-columns-repeated="2" office:value-type="string" calcext:value-type="string">
            <text:p>pocndwtzg</text:p>
          </table:table-cell>
          <table:table-cell office:value-type="string" calcext:value-type="string">
            <text:p>p,o,c,n,d,w,t,z,g</text:p>
          </table:table-cell>
          <table:table-cell office:value-type="string" calcext:value-type="string">
            <text:p>pocndwtabg</text:p>
          </table:table-cell>
          <table:table-cell office:value-type="string" calcext:value-type="string">
            <text:p>p,o,c,n,d,w,t,a,b,g</text:p>
          </table:table-cell>
          <table:table-cell office:value-type="string" calcext:value-type="string">
            <text:p>p: (0.008034,0.957082,0.6890539999999999);p: (0.008041,0.9296049999999999,0.68902);o: (-0.185,0.928,0.48103500000000005);c: (-0.525007,0.923283,0.438);o: (-0.18499200000000002,0.915077,0.481025);c: (-0.66,0.9232809999999999,0.438);w: (-0.196022,1.35572,0.466005);w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n: (-0.18499200000000002,0.915077,0.481025);d: (-0.66,0.9232809999999999,0.438);w: (-0.196022,1.35572,0.466005);w1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1: (-0.7159989999999999,1.23301,0.469001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n: (-0.18499200000000002,0.915077,0.481025);d: (-0.66,0.9232809999999999,0.438);w: (-0.196022,1.35572,0.466005);w1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1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D80])" office:value-type="float" office:value="13" calcext:value-type="float">
            <text:p>13</text:p>
          </table:table-cell>
          <table:table-cell office:value-type="float" office:value="0.806" calcext:value-type="float">
            <text:p>0.806</text:p>
          </table:table-cell>
          <table:table-cell table:formula="of:=LEN([.G80])" office:value-type="float" office:value="9" calcext:value-type="float">
            <text:p>9</text:p>
          </table:table-cell>
          <table:table-cell office:value-type="float" office:value="0.824" calcext:value-type="float">
            <text:p>0.824</text:p>
          </table:table-cell>
          <table:table-cell table:formula="of:=LEN([.G80])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pwwooccfksfksrr</text:p>
          </table:table-cell>
          <table:table-cell office:value-type="string" calcext:value-type="string">
            <text:p>p,p,w,w,o,o,c,c,f,k,s,f,k,s,r,r</text:p>
          </table:table-cell>
          <table:table-cell table:number-columns-repeated="2" office:value-type="string" calcext:value-type="string">
            <text:p>pwocfksfksr</text:p>
          </table:table-cell>
          <table:table-cell table:number-columns-repeated="2" office:value-type="string" calcext:value-type="string">
            <text:p>pwocz</text:p>
          </table:table-cell>
          <table:table-cell office:value-type="string" calcext:value-type="string">
            <text:p>p,w,o,c,z</text:p>
          </table:table-cell>
          <table:table-cell office:value-type="string" calcext:value-type="string">
            <text:p>pwocba</text:p>
          </table:table-cell>
          <table:table-cell office:value-type="string" calcext:value-type="string">
            <text:p>p,w,o,c,b,a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c: (-0.525007,0.923283,0.438);c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c: (-0.525007,0.923283,0.438);c1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c: (-0.525007,0.923283,0.438);c1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D81])" office:value-type="float" office:value="11" calcext:value-type="float">
            <text:p>11</text:p>
          </table:table-cell>
          <table:table-cell office:value-type="float" office:value="0.666" calcext:value-type="float">
            <text:p>0.666</text:p>
          </table:table-cell>
          <table:table-cell table:formula="of:=LEN([.G81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G81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pwwggeerrkkss</text:p>
          </table:table-cell>
          <table:table-cell office:value-type="string" calcext:value-type="string">
            <text:p>p,w,g,e,r,k,s</text:p>
          </table:table-cell>
          <table:table-cell table:number-columns-repeated="2" office:value-type="string" calcext:value-type="string">
            <text:p>pwgerks</text:p>
          </table:table-cell>
          <table:table-cell table:number-columns-repeated="2" office:value-type="string" calcext:value-type="string">
            <text:p>pwgz</text:p>
          </table:table-cell>
          <table:table-cell office:value-type="string" calcext:value-type="string">
            <text:p>p,w,g,z</text:p>
          </table:table-cell>
          <table:table-cell office:value-type="string" calcext:value-type="string">
            <text:p>pwgab</text:p>
          </table:table-cell>
          <table:table-cell office:value-type="string" calcext:value-type="string">
            <text:p>p,w,g,a,b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7159989999999999,1.23301,0.469001);g: (-0.595001,1.233,0.468999);e: (-0.765776,0.742873,0.515548);e: (-0.7940520000000001,0.7428739999999999,0.503884);r: (-0.500441,0.743324,0.5217109999999999);r: (-0.606068,0.743321,0.524829);k: (-0.030993,0.7334229999999999,0.530651);k: (-0.07699199999999999,0.733425,0.531662);s: (0.146585,0.7467189999999999,0.516146);s: (0.10966,0.7466,0.505875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D82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G82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G82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poocctfkfkrrwwg</text:p>
          </table:table-cell>
          <table:table-cell office:value-type="string" calcext:value-type="string">
            <text:p>p,p,o,o,c,c,t,f,k,f,k,r,r,w,w,g</text:p>
          </table:table-cell>
          <table:table-cell table:number-columns-repeated="2" office:value-type="string" calcext:value-type="string">
            <text:p>poctfkfkrwg</text:p>
          </table:table-cell>
          <table:table-cell table:number-columns-repeated="2" office:value-type="string" calcext:value-type="string">
            <text:p>poctzwg</text:p>
          </table:table-cell>
          <table:table-cell office:value-type="string" calcext:value-type="string">
            <text:p>p,o,c,t,z,w,g</text:p>
          </table:table-cell>
          <table:table-cell office:value-type="string" calcext:value-type="string">
            <text:p>poctbawg</text:p>
          </table:table-cell>
          <table:table-cell office:value-type="string" calcext:value-type="string">
            <text:p>p,o,c,t,b,a,w,g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7949970000000001,0.9232809999999999,0.438);c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: (-0.05700499999999999,1.35572,0.46601800000000004);g: (-0.595001,1.233,0.468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7949970000000001,0.9232809999999999,0.438);c1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1: (-0.05700499999999999,1.35572,0.46601800000000004);g: (-0.595001,1.233,0.468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7949970000000001,0.9232809999999999,0.438);c1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1: (-0.05700499999999999,1.35572,0.46601800000000004);g: (-0.595001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D83])" office:value-type="float" office:value="11" calcext:value-type="float">
            <text:p>11</text:p>
          </table:table-cell>
          <table:table-cell office:value-type="float" office:value="0.756" calcext:value-type="float">
            <text:p>0.756</text:p>
          </table:table-cell>
          <table:table-cell table:formula="of:=LEN([.G83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G83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pwwffkkssooccrr</text:p>
          </table:table-cell>
          <table:table-cell office:value-type="string" calcext:value-type="string">
            <text:p>p,w,f,k,s,o,c,r</text:p>
          </table:table-cell>
          <table:table-cell table:number-columns-repeated="2" office:value-type="string" calcext:value-type="string">
            <text:p>pwfksocr</text:p>
          </table:table-cell>
          <table:table-cell office:value-type="string" calcext:value-type="string">
            <text:p>pwzocy,pwyocz</text:p>
          </table:table-cell>
          <table:table-cell office:value-type="string" calcext:value-type="string">
            <text:p>pwzocy</text:p>
          </table:table-cell>
          <table:table-cell office:value-type="string" calcext:value-type="string">
            <text:p>p,w,z,o,c,y</text:p>
          </table:table-cell>
          <table:table-cell office:value-type="string" calcext:value-type="string">
            <text:p>pwboca</text:p>
          </table:table-cell>
          <table:table-cell office:value-type="string" calcext:value-type="string">
            <text:p>p,w,b,o,c,a</text:p>
          </table:table-cell>
          <table:table-cell office:value-type="string" calcext:value-type="string">
            <text:p>p: (0.008034,0.957082,0.6890539999999999);p: (0.008041,0.9296049999999999,0.68902);w: (-0.05700499999999999,1.35572,0.46601800000000004);w: (-0.196022,1.35572,0.466005);f: (-0.20802600000000002,0.7442439999999999,0.557671);f: (-0.251825,0.744246,0.557668);k: (-0.030993,0.7334229999999999,0.530651);k: (-0.07699199999999999,0.733425,0.531662);s: (0.10966,0.7466,0.505875);s: (0.071911,0.746328,0.519848);o: (-0.18499200000000002,0.915077,0.481025);o: (-0.185,0.928,0.48103500000000005);c: (-0.525007,0.923283,0.438);c: (-0.66,0.9232809999999999,0.43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</text:p>
          </table:table-cell>
          <table:table-cell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D84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G84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G84])" office:value-type="float" office:value="6" calcext:value-type="float">
            <text:p>6</text:p>
          </table:table-cell>
          <table:table-cell table:number-columns-repeated="1000"/>
        </table:table-row>
        <table:table-row table:style-name="ro1" table:number-rows-repeated="3">
          <table:table-cell table:style-name="Default" table:number-columns-repeated="13"/>
          <table:table-cell/>
          <table:table-cell table:style-name="Default" table:number-columns-repeated="4"/>
          <table:table-cell/>
          <table:table-cell table:style-name="Default" table:number-columns-repeated="1005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4"/>
          <table:table-cell table:formula="of:=SUM([.S2:.S84])/80" office:value-type="float" office:value="0.775925" calcext:value-type="float">
            <text:p>0.775925</text:p>
          </table:table-cell>
          <table:table-cell table:style-name="Default" table:number-columns-repeated="3"/>
          <table:table-cell table:style-name="Default" table:formula="of:=SUM([.W2:.W84])/80" office:value-type="float" office:value="0.7055" calcext:value-type="float">
            <text:p>0.7055</text:p>
          </table:table-cell>
          <table:table-cell table:style-name="Default"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08:35:57.592900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2T09:51:44.128792959</dc:date>
    <meta:editing-duration>P7DT1H32M47S</meta:editing-duration>
    <meta:editing-cycles>50</meta:editing-cycles>
    <meta:generator>LibreOffice/6.0.7.3$Linux_X86_64 LibreOffice_project/00m0$Build-3</meta:generator>
    <meta:document-statistic meta:table-count="1" meta:cell-count="1962" meta:object-count="0"/>
  </office:meta>
</office:document-meta>
</file>